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6.2569in" table:align="left"/>
    </style:style>
    <style:style style:name="Таблица2.A" style:family="table-column">
      <style:table-column-properties style:column-width="0.1806in"/>
    </style:style>
    <style:style style:name="Таблица2.B" style:family="table-column">
      <style:table-column-properties style:column-width="6.0764in"/>
    </style:style>
    <style:style style:name="Таблица2.A1" style:family="table-cell">
      <style:table-cell-properties style:vertical-align="middle"/>
    </style:style>
    <style:style style:name="Таблица3" style:family="table">
      <style:table-properties style:width="6.6931in" table:align="left"/>
    </style:style>
    <style:style style:name="Таблица3.A" style:family="table-column">
      <style:table-column-properties style:column-width="0.1806in"/>
    </style:style>
    <style:style style:name="Таблица3.B" style:family="table-column">
      <style:table-column-properties style:column-width="6.5125in"/>
    </style:style>
    <style:style style:name="Таблица3.A1" style:family="table-cell">
      <style:table-cell-properties style:vertical-align="middle"/>
    </style:style>
    <style:style style:name="Таблица4" style:family="table">
      <style:table-properties style:width="2.2319in" table:align="left"/>
    </style:style>
    <style:style style:name="Таблица4.A" style:family="table-column">
      <style:table-column-properties style:column-width="0.0972in"/>
    </style:style>
    <style:style style:name="Таблица4.B" style:family="table-column">
      <style:table-column-properties style:column-width="2.1347in"/>
    </style:style>
    <style:style style:name="Таблица4.A1" style:family="table-cell">
      <style:table-cell-properties style:vertical-align="middle"/>
    </style:style>
    <style:style style:name="P1" style:family="paragraph" style:parent-style-name="Standard">
      <style:paragraph-properties fo:text-align="justify" style:justify-single-word="false"/>
      <style:text-properties fo:language="ru" fo:country="RU" officeooo:rsid="000eef19" officeooo:paragraph-rsid="000eef19"/>
    </style:style>
    <style:style style:name="P2" style:family="paragraph" style:parent-style-name="Standard">
      <style:paragraph-properties fo:text-align="justify" style:justify-single-word="false"/>
      <style:text-properties fo:language="ru" fo:country="RU" officeooo:rsid="00134597" officeooo:paragraph-rsid="00134597"/>
    </style:style>
    <style:style style:name="P3" style:family="paragraph" style:parent-style-name="Standard">
      <style:paragraph-properties fo:text-align="justify" style:justify-single-word="false"/>
      <style:text-properties fo:language="ru" fo:country="RU" officeooo:rsid="0017da16" officeooo:paragraph-rsid="0017da16"/>
    </style:style>
    <style:style style:name="P4" style:family="paragraph" style:parent-style-name="Standard">
      <style:paragraph-properties fo:text-align="justify" style:justify-single-word="false"/>
      <style:text-properties style:font-name="Times New Roman" fo:font-size="14pt" fo:language="en" fo:country="US" fo:font-weight="bold" officeooo:rsid="00011524" officeooo:paragraph-rsid="00134597" style:font-size-asian="14pt" style:font-weight-asian="bold" style:font-name-complex="Times New Roman1" style:font-size-complex="14pt"/>
    </style:style>
    <style:style style:name="P5" style:family="paragraph" style:parent-style-name="Standard">
      <style:paragraph-properties fo:text-align="justify" style:justify-single-word="false"/>
      <style:text-properties style:font-name="Times New Roman" fo:font-size="14pt" fo:language="en" fo:country="US" fo:font-weight="bold" officeooo:rsid="00011524" officeooo:paragraph-rsid="00135ae4"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language="en" fo:country="US" fo:font-weight="bold" officeooo:rsid="00011524" officeooo:paragraph-rsid="00146ab5" style:font-size-asian="14pt" style:font-weight-asian="bold" style:font-name-complex="Times New Roman1" style:font-size-complex="14pt"/>
    </style:style>
    <style:style style:name="P7" style:family="paragraph" style:parent-style-name="Standard">
      <style:paragraph-properties fo:text-align="justify" style:justify-single-word="false"/>
      <style:text-properties style:font-name="Times New Roman" fo:font-size="14pt" fo:language="en" fo:country="US" fo:font-weight="bold" officeooo:rsid="00011524" officeooo:paragraph-rsid="0015d7f0" style:font-size-asian="14pt" style:font-weight-asian="bold" style:font-name-complex="Times New Roman1" style:font-size-complex="14pt"/>
    </style:style>
    <style:style style:name="P8" style:family="paragraph" style:parent-style-name="Standard">
      <style:paragraph-properties fo:text-align="justify" style:justify-single-word="false"/>
      <style:text-properties style:font-name="Times New Roman" fo:font-size="14pt" fo:language="en" fo:country="US" fo:font-weight="bold" officeooo:rsid="00011524" officeooo:paragraph-rsid="00161d82" style:font-size-asian="14pt" style:font-weight-asian="bold" style:font-name-complex="Times New Roman1" style:font-size-complex="14pt"/>
    </style:style>
    <style:style style:name="P9" style:family="paragraph" style:parent-style-name="Standard">
      <style:paragraph-properties fo:text-align="justify" style:justify-single-word="false"/>
      <style:text-properties style:font-name="Times New Roman" fo:font-size="14pt" fo:language="en" fo:country="US" fo:font-weight="bold" officeooo:rsid="00011524" officeooo:paragraph-rsid="001782e0" style:font-size-asian="14pt" style:font-weight-asian="bold" style:font-name-complex="Times New Roman1" style:font-size-complex="14pt"/>
    </style:style>
    <style:style style:name="P10" style:family="paragraph" style:parent-style-name="Standard">
      <style:paragraph-properties fo:text-align="justify" style:justify-single-word="false"/>
      <style:text-properties style:font-name="Times New Roman" fo:font-size="14pt" fo:language="en" fo:country="US" fo:font-weight="bold" officeooo:rsid="00011524" officeooo:paragraph-rsid="00179718" style:font-size-asian="14pt" style:font-weight-asian="bold" style:font-name-complex="Times New Roman1" style:font-size-complex="14pt"/>
    </style:style>
    <style:style style:name="P11" style:family="paragraph" style:parent-style-name="Standard">
      <style:paragraph-properties fo:text-align="justify" style:justify-single-word="false"/>
      <style:text-properties style:font-name="Times New Roman" fo:font-size="14pt" fo:language="en" fo:country="US" fo:font-weight="bold" officeooo:rsid="00011524" officeooo:paragraph-rsid="0017da16" style:font-size-asian="14pt" style:font-weight-asian="bold" style:font-name-complex="Times New Roman1" style:font-size-complex="14pt"/>
    </style:style>
    <style:style style:name="P12" style:family="paragraph" style:parent-style-name="Standard">
      <style:paragraph-properties fo:text-align="justify" style:justify-single-word="false"/>
      <style:text-properties style:font-name="Times New Roman" fo:font-size="14pt" fo:language="en" fo:country="US" fo:font-weight="bold" officeooo:rsid="00011524" officeooo:paragraph-rsid="001988ba" style:font-size-asian="14pt" style:font-weight-asian="bold"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fo:font-weight="bold" officeooo:rsid="00011524" officeooo:paragraph-rsid="001af0e8" style:font-size-asian="14pt" style:font-weight-asian="bold" style:font-name-complex="Times New Roman1" style:font-size-complex="14pt"/>
    </style:style>
    <style:style style:name="P14" style:family="paragraph" style:parent-style-name="Standard">
      <style:paragraph-properties fo:text-align="justify" style:justify-single-word="false"/>
      <style:text-properties style:font-name="Times New Roman" fo:font-size="14pt" fo:language="en" fo:country="US" fo:font-weight="bold" officeooo:rsid="00011524" officeooo:paragraph-rsid="001f01f0" style:font-size-asian="14pt" style:font-weight-asian="bold"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4pt" fo:language="en" fo:country="US" fo:font-weight="bold" officeooo:rsid="00011524" officeooo:paragraph-rsid="00208f23" style:font-size-asian="14pt" style:font-weight-asian="bold" style:font-name-complex="Times New Roman1" style:font-size-complex="14pt"/>
    </style:style>
    <style:style style:name="P16" style:family="paragraph" style:parent-style-name="Standard">
      <style:paragraph-properties fo:line-height="100%" fo:text-align="justify" style:justify-single-word="false" fo:hyphenation-ladder-count="no-limit">
        <style:tab-stops>
          <style:tab-stop style:position="0.6146in"/>
        </style:tab-stops>
      </style:paragraph-properties>
      <style:text-properties style:font-name="Times New Roman" fo:font-size="14pt" fo:language="en" fo:country="US" fo:font-weight="bold" officeooo:rsid="00011524" officeooo:paragraph-rsid="001c58b9" style:font-size-asian="14pt" style:font-weight-asian="bold" style:font-name-complex="Times New Roman1" style:font-size-complex="14pt" fo:hyphenate="false" fo:hyphenation-remain-char-count="2" fo:hyphenation-push-char-count="2"/>
    </style:style>
    <style:style style:name="P17" style:family="paragraph" style:parent-style-name="Standard">
      <style:paragraph-properties fo:line-height="100%" fo:text-align="justify" style:justify-single-word="false" fo:hyphenation-ladder-count="no-limit">
        <style:tab-stops>
          <style:tab-stop style:position="0.6146in"/>
        </style:tab-stops>
      </style:paragraph-properties>
      <style:text-properties style:font-name="Times New Roman" fo:font-size="14pt" fo:language="en" fo:country="US" fo:font-weight="bold" officeooo:rsid="00011524" officeooo:paragraph-rsid="001e2456" style:font-size-asian="14pt" style:font-weight-asian="bold" style:font-name-complex="Times New Roman1" style:font-size-complex="14pt" fo:hyphenate="false" fo:hyphenation-remain-char-count="2" fo:hyphenation-push-char-count="2"/>
    </style:style>
    <style:style style:name="P18" style:family="paragraph" style:parent-style-name="Standard">
      <style:paragraph-properties fo:text-align="justify" style:justify-single-word="false"/>
      <style:text-properties style:font-name="Times New Roman" fo:font-size="14pt" officeooo:paragraph-rsid="00134597" style:font-name-asian="Courier New" style:font-size-asian="14pt" style:font-name-complex="Times New Roman1" style:font-size-complex="14pt"/>
    </style:style>
    <style:style style:name="P19" style:family="paragraph" style:parent-style-name="Standard">
      <style:paragraph-properties fo:text-align="center" style:justify-single-word="false"/>
      <style:text-properties style:font-name="Times New Roman" fo:font-size="14pt" fo:language="ru" fo:country="RU" fo:font-weight="bold" officeooo:rsid="0022b483" officeooo:paragraph-rsid="0022b483" style:font-name-asian="Times New Roman1" style:font-size-asian="14pt" style:font-weight-asian="bold" style:font-name-complex="Times New Roman1" style:font-size-complex="12pt"/>
    </style:style>
    <style:style style:name="P20" style:family="paragraph" style:parent-style-name="Standard">
      <style:paragraph-properties fo:text-align="justify" style:justify-single-word="false"/>
      <style:text-properties style:font-name="Times New Roman" fo:font-size="14pt" fo:language="ru" fo:country="RU" fo:font-weight="bold" officeooo:rsid="000eef19" officeooo:paragraph-rsid="000eef19" style:font-size-asian="14pt" style:font-weight-asian="bold" style:font-name-complex="Times New Roman1" style:font-size-complex="14pt"/>
    </style:style>
    <style:style style:name="P21" style:family="paragraph" style:parent-style-name="Standard">
      <style:paragraph-properties fo:text-align="justify" style:justify-single-word="false"/>
      <style:text-properties style:font-name="Times New Roman" fo:font-size="14pt" fo:font-weight="bold" officeooo:paragraph-rsid="00019b40" style:font-size-asian="14pt" style:font-weight-asian="bold" style:font-name-complex="Times New Roman1" style:font-size-complex="14pt"/>
    </style:style>
    <style:style style:name="P22" style:family="paragraph" style:parent-style-name="Standard">
      <style:paragraph-properties fo:text-align="justify" style:justify-single-word="false"/>
      <style:text-properties style:font-name="Times New Roman" fo:font-size="14pt" fo:font-weight="bold" officeooo:paragraph-rsid="00134597" style:font-size-asian="14pt" style:font-weight-asian="bold" style:font-name-complex="Times New Roman1" style:font-size-complex="14pt"/>
    </style:style>
    <style:style style:name="P23" style:family="paragraph" style:parent-style-name="Standard">
      <style:paragraph-properties fo:text-align="justify" style:justify-single-word="false"/>
      <style:text-properties officeooo:paragraph-rsid="00019b40"/>
    </style:style>
    <style:style style:name="P24" style:family="paragraph" style:parent-style-name="Standard">
      <style:paragraph-properties fo:text-align="justify" style:justify-single-word="false"/>
      <style:text-properties officeooo:paragraph-rsid="000b8cfa"/>
    </style:style>
    <style:style style:name="P25" style:family="paragraph" style:parent-style-name="Standard">
      <style:paragraph-properties fo:text-align="justify" style:justify-single-word="false"/>
      <style:text-properties officeooo:paragraph-rsid="000d86c7"/>
    </style:style>
    <style:style style:name="P26" style:family="paragraph" style:parent-style-name="Standard">
      <style:paragraph-properties fo:text-align="justify" style:justify-single-word="false"/>
      <style:text-properties officeooo:paragraph-rsid="000eef19"/>
    </style:style>
    <style:style style:name="P27" style:family="paragraph" style:parent-style-name="Standard">
      <style:paragraph-properties fo:text-align="justify" style:justify-single-word="false"/>
      <style:text-properties fo:font-weight="bold" officeooo:paragraph-rsid="000eef19" style:font-weight-asian="bold" style:font-weight-complex="bold"/>
    </style:style>
    <style:style style:name="P28" style:family="paragraph" style:parent-style-name="Standard">
      <style:paragraph-properties fo:text-align="justify" style:justify-single-word="false"/>
      <style:text-properties fo:language="en" fo:country="US" officeooo:rsid="001988ba" officeooo:paragraph-rsid="00019b40"/>
    </style:style>
    <style:style style:name="P29" style:family="paragraph" style:parent-style-name="Standard">
      <style:paragraph-properties fo:text-align="justify" style:justify-single-word="false"/>
      <style:text-properties fo:language="en" fo:country="US" officeooo:rsid="001af0e8" officeooo:paragraph-rsid="001af0e8"/>
    </style:style>
    <style:style style:name="P30" style:family="paragraph" style:parent-style-name="Standard">
      <style:paragraph-properties fo:text-align="justify" style:justify-single-word="false"/>
      <style:text-properties fo:language="en" fo:country="US" officeooo:rsid="001c58b9" officeooo:paragraph-rsid="001c58b9"/>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019b40"/>
    </style:style>
    <style:style style:name="P33" style:family="paragraph" style:parent-style-name="Text_20_body">
      <style:paragraph-properties fo:text-align="justify" style:justify-single-word="false"/>
      <style:text-properties officeooo:paragraph-rsid="000b8cfa"/>
    </style:style>
    <style:style style:name="P34" style:family="paragraph" style:parent-style-name="Text_20_body">
      <style:paragraph-properties fo:text-align="justify" style:justify-single-word="false"/>
      <style:text-properties style:font-name="Times New Roman" fo:font-size="14pt" fo:language="en" fo:country="US" fo:font-weight="bold" officeooo:rsid="00011524" officeooo:paragraph-rsid="00179718" style:font-size-asian="14pt" style:font-weight-asian="bold" style:font-name-complex="Times New Roman1" style:font-size-complex="14pt"/>
    </style:style>
    <style:style style:name="P35" style:family="paragraph" style:parent-style-name="Text_20_body">
      <style:paragraph-properties fo:text-align="justify" style:justify-single-word="false"/>
      <style:text-properties style:font-name="Times New Roman" fo:font-size="12pt" fo:font-weight="normal" officeooo:paragraph-rsid="00019b40" style:font-size-asian="12pt" style:font-weight-asian="normal" style:font-name-complex="Times New Roman1" style:font-size-complex="12pt" style:font-weight-complex="normal"/>
    </style:style>
    <style:style style:name="P36" style:family="paragraph" style:parent-style-name="Text_20_body">
      <style:text-properties style:font-name="Liberation Mono"/>
    </style:style>
    <style:style style:name="P37" style:family="paragraph" style:parent-style-name="Text_20_body">
      <style:text-properties style:font-name="Liberation Mono" officeooo:paragraph-rsid="00179718"/>
    </style:style>
    <style:style style:name="P38" style:family="paragraph" style:parent-style-name="Text_20_body">
      <style:text-properties style:font-name="Liberation Mono" officeooo:paragraph-rsid="0017da16"/>
    </style:style>
    <style:style style:name="P39" style:family="paragraph" style:parent-style-name="Table_20_Contents">
      <style:text-properties style:font-name="Liberation Mono" fo:font-size="8pt" style:font-size-asian="8pt" style:font-size-complex="8pt"/>
    </style:style>
    <style:style style:name="P40" style:family="paragraph" style:parent-style-name="Heading_20_2">
      <style:paragraph-properties fo:text-align="justify" style:justify-single-word="false"/>
      <style:text-properties style:font-name="Times New Roman" fo:font-size="14pt" fo:language="en" fo:country="US" fo:font-weight="bold" officeooo:rsid="00011524" officeooo:paragraph-rsid="00179718" style:font-size-asian="14pt" style:font-weight-asian="bold" style:font-name-complex="Times New Roman1" style:font-size-complex="14pt"/>
    </style:style>
    <style:style style:name="P41" style:family="paragraph" style:parent-style-name="Preformatted_20_Text">
      <style:paragraph-properties fo:margin-top="0in" fo:margin-bottom="0.1965in" loext:contextual-spacing="false"/>
    </style:style>
    <style:style style:name="P42" style:family="paragraph" style:parent-style-name="Standard" style:list-style-name="WWNum13">
      <style:paragraph-properties fo:text-align="justify" style:justify-single-word="false"/>
      <style:text-properties fo:language="en" fo:country="US" officeooo:rsid="001988ba" officeooo:paragraph-rsid="001e2456"/>
    </style:style>
    <style:style style:name="P43" style:family="paragraph" style:parent-style-name="Standard" style:list-style-name="WWNum13">
      <style:paragraph-properties fo:text-align="justify" style:justify-single-word="false"/>
      <style:text-properties fo:language="ru" fo:country="RU" officeooo:rsid="001988ba" officeooo:paragraph-rsid="001e2456"/>
    </style:style>
    <style:style style:name="P44" style:family="paragraph" style:parent-style-name="Standard" style:list-style-name="WWNum13">
      <style:paragraph-properties fo:text-align="justify" style:justify-single-word="false"/>
      <style:text-properties style:font-name="Times New Roman" fo:font-size="14pt" fo:language="ru" fo:country="RU" officeooo:rsid="001988ba" officeooo:paragraph-rsid="001e2456" style:letter-kerning="true" style:font-size-asian="14pt" style:font-name-complex="Times New Roman1" style:font-size-complex="14pt" style:font-weight-complex="bold"/>
    </style:style>
    <style:style style:name="P45" style:family="paragraph" style:parent-style-name="List_20_Paragraph" style:list-style-name="WWNum1">
      <style:paragraph-properties fo:margin-left="0in" fo:margin-right="0in" fo:text-align="justify" style:justify-single-word="false" fo:text-indent="0in" style:auto-text-indent="false"/>
      <style:text-properties officeooo:paragraph-rsid="00134597"/>
    </style:style>
    <style:style style:name="P46" style:family="paragraph" style:parent-style-name="List_20_Paragraph" style:list-style-name="WWNum13">
      <loext:graphic-properties draw:fill="none"/>
      <style:paragraph-properties fo:margin-left="0in" fo:margin-right="0in" fo:margin-top="0in" fo:margin-bottom="0in" loext:contextual-spacing="true" fo:text-align="justify" style:justify-single-word="false" fo:text-indent="0in" style:auto-text-indent="false" fo:background-color="transparent"/>
      <style:text-properties style:font-name="Times New Roman" fo:font-size="14pt" fo:font-weight="bold" officeooo:paragraph-rsid="001c58b9" style:letter-kerning="true" style:font-size-asian="14pt" style:font-weight-asian="bold" style:font-name-complex="Times New Roman1" style:font-size-complex="14pt" style:font-weight-complex="bold"/>
    </style:style>
    <style:style style:name="P47" style:family="paragraph" style:parent-style-name="List_20_Paragraph" style:list-style-name="WWNum13" style:master-page-name="">
      <style:paragraph-properties fo:text-align="justify" style:justify-single-word="false" style:page-number="auto"/>
      <style:text-properties officeooo:paragraph-rsid="001c58b9"/>
    </style:style>
    <style:style style:name="P48" style:family="paragraph" style:parent-style-name="Preformatted_20_Text" style:list-style-name="WWNum13">
      <style:paragraph-properties fo:text-align="justify" style:justify-single-word="false"/>
      <style:text-properties fo:language="ru" fo:country="RU" officeooo:rsid="001988ba" officeooo:paragraph-rsid="001e2456"/>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134597" style:font-size-asian="14pt" style:font-weight-asian="bold" style:font-name-complex="Times New Roman1" style:font-size-complex="14pt"/>
    </style:style>
    <style:style style:name="T3" style:family="text">
      <style:text-properties style:font-name="Times New Roman" fo:font-size="14pt" fo:language="ru" fo:country="RU" fo:font-weight="bold" officeooo:rsid="000eef19" style:font-size-asian="14pt" style:font-weight-asian="bold" style:font-name-complex="Times New Roman1" style:font-size-complex="14pt"/>
    </style:style>
    <style:style style:name="T4" style:family="text">
      <style:text-properties style:font-name="Times New Roman" fo:font-size="14pt" fo:language="ru" fo:country="RU" fo:font-weight="bold" officeooo:rsid="00135ae4" style:font-size-asian="14pt" style:font-weight-asian="bold" style:font-name-complex="Times New Roman1" style:font-size-complex="14pt"/>
    </style:style>
    <style:style style:name="T5" style:family="text">
      <style:text-properties style:font-name="Times New Roman" fo:font-size="14pt" fo:language="ru" fo:country="RU" officeooo:rsid="001c58b9" style:letter-kerning="true" style:font-size-asian="14pt" style:font-name-complex="Times New Roman1" style:font-size-complex="14pt" style:font-weight-complex="bold"/>
    </style:style>
    <style:style style:name="T6" style:family="text">
      <style:text-properties style:font-name="Times New Roman" fo:font-size="14pt" fo:language="ru" fo:country="RU" officeooo:rsid="001deb45" style:letter-kerning="true" style:font-size-asian="14pt" style:font-name-complex="Times New Roman1" style:font-size-complex="14pt" style:font-weight-complex="bold"/>
    </style:style>
    <style:style style:name="T7" style:family="text">
      <style:text-properties style:font-name="Times New Roman" fo:font-size="14pt" fo:language="ru" fo:country="RU" fo:font-weight="normal" officeooo:rsid="00135ae4" style:font-size-asian="14pt" style:language-asian="zxx" style:country-asian="none" style:font-weight-asian="normal" style:font-size-complex="14pt" style:language-complex="zxx" style:country-complex="none" style:font-weight-complex="normal"/>
    </style:style>
    <style:style style:name="T8" style:family="text">
      <style:text-properties style:font-name="Times New Roman" fo:font-size="14pt" style:letter-kerning="true" style:font-size-asian="14pt" style:font-name-complex="Times New Roman1" style:font-size-complex="14pt" style:font-weight-complex="bold"/>
    </style:style>
    <style:style style:name="T9" style:family="text">
      <style:text-properties style:font-name="Times New Roman" fo:language="ru" fo:country="RU" officeooo:rsid="001af0e8" style:language-asian="zxx" style:country-asian="none" style:font-name-complex="Times New Roman1" style:language-complex="zxx" style:country-complex="none" style:font-weight-complex="normal"/>
    </style:style>
    <style:style style:name="T10" style:family="text">
      <style:text-properties style:font-name="Times New Roman" fo:language="ru" fo:country="RU" officeooo:rsid="00135ae4" style:language-asian="zxx" style:country-asian="none" style:language-complex="zxx" style:country-complex="none" style:font-weight-complex="bold"/>
    </style:style>
    <style:style style:name="T11" style:family="text">
      <style:text-properties style:font-name="Times New Roman" fo:font-size="12pt" fo:language="ru" fo:country="RU" fo:font-weight="normal" officeooo:rsid="001e2456" style:font-size-asian="10.5pt" style:language-asian="zxx" style:country-asian="none" style:font-weight-asian="normal" style:font-name-complex="Times New Roman1" style:font-size-complex="12pt" style:language-complex="zxx" style:country-complex="none" style:font-weight-complex="normal"/>
    </style:style>
    <style:style style:name="T12" style:family="text">
      <style:text-properties style:font-name="Times New Roman" fo:font-size="12pt" fo:language="ru" fo:country="RU" fo:font-weight="normal" officeooo:rsid="0005752e" style:font-size-asian="12pt" style:language-asian="zxx" style:country-asian="none" style:font-weight-asian="normal" style:font-size-complex="12pt" style:language-complex="zxx" style:country-complex="none" style:font-weight-complex="normal"/>
    </style:style>
    <style:style style:name="T13" style:family="text">
      <style:text-properties style:font-name="Times New Roman" fo:font-size="12pt" fo:language="ru" fo:country="RU" fo:font-weight="normal" officeooo:rsid="00146ab5" style:font-size-asian="12pt" style:language-asian="zxx" style:country-asian="none" style:font-weight-asian="normal" style:font-size-complex="12pt" style:language-complex="zxx" style:country-complex="none" style:font-weight-complex="normal"/>
    </style:style>
    <style:style style:name="T14" style:family="text">
      <style:text-properties style:font-name="Times New Roman" fo:font-size="12pt" fo:language="ru" fo:country="RU" fo:font-weight="normal" officeooo:rsid="0015d7f0" style:font-size-asian="12pt" style:language-asian="zxx" style:country-asian="none" style:font-weight-asian="normal" style:font-size-complex="12pt" style:language-complex="zxx" style:country-complex="none" style:font-weight-complex="normal"/>
    </style:style>
    <style:style style:name="T15" style:family="text">
      <style:text-properties style:font-name="Times New Roman" fo:font-size="12pt" fo:language="ru" fo:country="RU" fo:font-weight="normal" officeooo:rsid="00161d82" style:font-size-asian="12pt" style:language-asian="zxx" style:country-asian="none" style:font-weight-asian="normal" style:font-size-complex="12pt" style:language-complex="zxx" style:country-complex="none" style:font-weight-complex="normal"/>
    </style:style>
    <style:style style:name="T16" style:family="text">
      <style:text-properties style:font-name="Times New Roman" fo:font-size="12pt" fo:language="ru" fo:country="RU" fo:font-weight="normal" officeooo:rsid="001782e0" style:font-size-asian="12pt" style:language-asian="zxx" style:country-asian="none" style:font-weight-asian="normal" style:font-size-complex="12pt" style:language-complex="zxx" style:country-complex="none" style:font-weight-complex="normal"/>
    </style:style>
    <style:style style:name="T17" style:family="text">
      <style:text-properties style:font-name="Times New Roman" fo:font-size="12pt" fo:language="ru" fo:country="RU" fo:font-weight="normal" officeooo:rsid="00179718" style:font-size-asian="12pt" style:language-asian="zxx" style:country-asian="none" style:font-weight-asian="normal" style:font-size-complex="12pt" style:language-complex="zxx" style:country-complex="none" style:font-weight-complex="normal"/>
    </style:style>
    <style:style style:name="T18" style:family="text">
      <style:text-properties style:font-name="Times New Roman" fo:font-size="12pt" fo:language="ru" fo:country="RU" fo:font-weight="normal" officeooo:rsid="0017da16" style:font-size-asian="12pt" style:language-asian="zxx" style:country-asian="none" style:font-weight-asian="normal" style:font-size-complex="12pt" style:language-complex="zxx" style:country-complex="none" style:font-weight-complex="normal"/>
    </style:style>
    <style:style style:name="T19" style:family="text">
      <style:text-properties style:font-name="Times New Roman" fo:font-size="12pt" fo:language="ru" fo:country="RU" fo:font-weight="normal" officeooo:rsid="001988ba" style:font-size-asian="12pt" style:language-asian="zxx" style:country-asian="none" style:font-weight-asian="normal" style:font-size-complex="12pt" style:language-complex="zxx" style:country-complex="none" style:font-weight-complex="normal"/>
    </style:style>
    <style:style style:name="T20" style:family="text">
      <style:text-properties style:font-name="Times New Roman" fo:font-size="12pt" fo:language="ru" fo:country="RU" fo:font-weight="normal" officeooo:rsid="001af0e8" style:font-size-asian="12pt" style:language-asian="zxx" style:country-asian="none" style:font-weight-asian="normal" style:font-size-complex="12pt" style:language-complex="zxx" style:country-complex="none" style:font-weight-complex="normal"/>
    </style:style>
    <style:style style:name="T21" style:family="text">
      <style:text-properties style:font-name="Times New Roman" fo:font-size="12pt" fo:language="ru" fo:country="RU" fo:font-weight="normal" officeooo:rsid="001e2456" style:font-size-asian="12pt" style:language-asian="zxx" style:country-asian="none" style:font-weight-asian="normal" style:font-size-complex="12pt" style:language-complex="zxx" style:country-complex="none" style:font-weight-complex="normal"/>
    </style:style>
    <style:style style:name="T22" style:family="text">
      <style:text-properties style:font-name="Times New Roman" fo:font-size="12pt" fo:language="ru" fo:country="RU" fo:font-weight="normal" officeooo:rsid="001f01f0" style:font-size-asian="12pt" style:language-asian="zxx" style:country-asian="none" style:font-weight-asian="normal" style:font-size-complex="12pt" style:language-complex="zxx" style:country-complex="none" style:font-weight-complex="normal"/>
    </style:style>
    <style:style style:name="T23" style:family="text">
      <style:text-properties style:font-name="Times New Roman" fo:font-size="12pt" fo:language="ru" fo:country="RU" fo:font-weight="normal" officeooo:rsid="00208f23" style:font-size-asian="12pt" style:language-asian="zxx" style:country-asian="none" style:font-weight-asian="normal" style:font-size-complex="12pt" style:language-complex="zxx" style:country-complex="none" style:font-weight-complex="normal"/>
    </style:style>
    <style:style style:name="T24" style:family="text">
      <style:text-properties style:font-name="Times New Roman" fo:font-size="12pt" fo:language="ru" fo:country="RU" fo:font-weight="normal" officeooo:rsid="0021f0cd" style:font-size-asian="12pt" style:language-asian="zxx" style:country-asian="none" style:font-weight-asian="normal" style:font-size-complex="12pt" style:language-complex="zxx" style:country-complex="none" style:font-weight-complex="normal"/>
    </style:style>
    <style:style style:name="T25" style:family="text">
      <style:text-properties style:font-name="Times New Roman" fo:font-size="12pt" fo:language="ru" fo:country="RU" fo:font-weight="normal" officeooo:rsid="0022b483" style:font-size-asian="12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ru" fo:country="RU" fo:font-weight="normal" officeooo:rsid="00234683" style:font-size-asian="12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ru" fo:country="RU" fo:font-weight="normal" officeooo:rsid="00285da8" style:font-size-asian="12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language="is" fo:country="IS" fo:font-weight="normal" officeooo:rsid="0015d7f0" style:font-size-asian="12pt" style:language-asian="zxx" style:country-asian="none" style:font-weight-asian="normal" style:font-size-complex="12pt" style:language-complex="zxx" style:country-complex="none" style:font-weight-complex="normal"/>
    </style:style>
    <style:style style:name="T29" style:family="text">
      <style:text-properties style:font-name="Times New Roman" fo:font-size="12pt" fo:language="is" fo:country="IS" fo:font-weight="normal" officeooo:rsid="0017da16" style:font-size-asian="12pt" style:language-asian="zxx" style:country-asian="none" style:font-weight-asian="normal" style:font-size-complex="12pt" style:language-complex="zxx" style:country-complex="none" style:font-weight-complex="normal"/>
    </style:style>
    <style:style style:name="T30" style:family="text">
      <style:text-properties style:font-name="Times New Roman" fo:font-size="12pt" fo:font-weight="normal" officeooo:rsid="00146ab5" style:font-size-asian="12pt" style:language-asian="zxx" style:country-asian="none" style:font-weight-asian="normal" style:font-size-complex="12pt" style:language-complex="zxx" style:country-complex="none" style:font-weight-complex="normal"/>
    </style:style>
    <style:style style:name="T31" style:family="text">
      <style:text-properties style:font-name="Times New Roman" fo:font-size="12pt" fo:font-weight="normal" officeooo:rsid="0015d7f0" style:font-size-asian="12pt" style:language-asian="zxx" style:country-asian="none" style:font-weight-asian="normal" style:font-size-complex="12pt" style:language-complex="zxx" style:country-complex="none" style:font-weight-complex="normal"/>
    </style:style>
    <style:style style:name="T32" style:family="text">
      <style:text-properties style:font-name="Times New Roman" fo:font-size="12pt" fo:font-weight="normal" officeooo:rsid="00161d82" style:font-size-asian="12pt" style:language-asian="zxx" style:country-asian="none" style:font-weight-asian="normal" style:font-size-complex="12pt" style:language-complex="zxx" style:country-complex="none" style:font-weight-complex="normal"/>
    </style:style>
    <style:style style:name="T33" style:family="text">
      <style:text-properties style:font-name="Times New Roman" fo:font-size="12pt" fo:font-weight="normal" officeooo:rsid="001782e0" style:font-size-asian="12pt" style:language-asian="zxx" style:country-asian="none" style:font-weight-asian="normal" style:font-size-complex="12pt" style:language-complex="zxx" style:country-complex="none" style:font-weight-complex="normal"/>
    </style:style>
    <style:style style:name="T34" style:family="text">
      <style:text-properties style:font-name="Times New Roman" fo:font-size="12pt" fo:font-weight="normal" officeooo:rsid="0017da16" style:font-size-asian="12pt" style:language-asian="zxx" style:country-asian="none" style:font-weight-asian="normal" style:font-size-complex="12pt" style:language-complex="zxx" style:country-complex="none" style:font-weight-complex="normal"/>
    </style:style>
    <style:style style:name="T35" style:family="text">
      <style:text-properties style:font-name="Times New Roman" fo:font-size="12pt" fo:font-weight="normal" officeooo:rsid="001988ba" style:font-size-asian="12pt" style:language-asian="zxx" style:country-asian="none" style:font-weight-asian="normal" style:font-size-complex="12pt" style:language-complex="zxx" style:country-complex="none" style:font-weight-complex="normal"/>
    </style:style>
    <style:style style:name="T36" style:family="text">
      <style:text-properties style:font-name="Times New Roman" fo:font-size="12pt" fo:font-weight="normal" officeooo:rsid="001f01f0" style:font-size-asian="12pt" style:language-asian="zxx" style:country-asian="none" style:font-weight-asian="normal" style:font-size-complex="12pt" style:language-complex="zxx" style:country-complex="none" style:font-weight-complex="normal"/>
    </style:style>
    <style:style style:name="T37" style:family="text">
      <style:text-properties style:font-name="Times New Roman" fo:font-size="12pt" fo:font-weight="normal" officeooo:rsid="0021f0cd" style:font-size-asian="12pt" style:language-asian="zxx" style:country-asian="none" style:font-weight-asian="normal" style:font-size-complex="12pt" style:language-complex="zxx" style:country-complex="none" style:font-weight-complex="normal"/>
    </style:style>
    <style:style style:name="T38" style:family="text">
      <style:text-properties style:font-name="Times New Roman" fo:font-size="12pt" fo:font-weight="normal" officeooo:rsid="00234683" style:font-size-asian="12pt" style:language-asian="zxx" style:country-asian="none" style:font-weight-asian="normal" style:font-size-complex="12pt" style:language-complex="zxx" style:country-complex="none" style:font-weight-complex="normal"/>
    </style:style>
    <style:style style:name="T39" style:family="text">
      <style:text-properties style:font-name="Times New Roman" fo:font-size="12pt" fo:font-weight="normal" officeooo:rsid="0026a39c" style:font-size-asian="12pt" style:language-asian="zxx" style:country-asian="none" style:font-weight-asian="normal" style:font-size-complex="12pt" style:language-complex="zxx" style:country-complex="none" style:font-weight-complex="normal"/>
    </style:style>
    <style:style style:name="T40" style:family="text">
      <style:text-properties fo:language="ru" fo:country="RU"/>
    </style:style>
    <style:style style:name="T41" style:family="text">
      <style:text-properties fo:language="ru" fo:country="RU" officeooo:rsid="000d86c7"/>
    </style:style>
    <style:style style:name="T42" style:family="text">
      <style:text-properties fo:language="ru" fo:country="RU" officeooo:rsid="000eef19"/>
    </style:style>
    <style:style style:name="T43" style:family="text">
      <style:text-properties fo:language="ru" fo:country="RU" officeooo:rsid="00135ae4"/>
    </style:style>
    <style:style style:name="T44" style:family="text">
      <style:text-properties fo:language="ru" fo:country="RU" officeooo:rsid="0017da16"/>
    </style:style>
    <style:style style:name="T45" style:family="text">
      <style:text-properties fo:language="ru" fo:country="RU" officeooo:rsid="00208f23"/>
    </style:style>
    <style:style style:name="T46" style:family="text">
      <style:text-properties fo:language="en" fo:country="US"/>
    </style:style>
    <style:style style:name="T47" style:family="text">
      <style:text-properties fo:language="is" fo:country="IS"/>
    </style:style>
    <style:style style:name="T48" style:family="text">
      <style:text-properties style:font-name="Liberation Mono" fo:font-size="8pt" style:font-size-asian="8pt" style:font-size-complex="8pt"/>
    </style:style>
    <style:style style:name="T49" style:family="text">
      <style:text-properties fo:color="#000000" style:font-name="Times New Roman" fo:font-size="12pt" fo:language="ru" fo:country="RU" style:text-underline-style="none" fo:font-weight="normal" officeooo:rsid="0005752e" style:font-size-asian="12pt" style:language-asian="zxx" style:country-asian="none" style:font-weight-asian="normal" style:font-size-complex="12pt" style:language-complex="zxx" style:country-complex="none" style:font-weight-complex="normal"/>
    </style:style>
    <style:style style:name="T50" style:family="text">
      <style:text-properties fo:color="#000000" style:text-underline-style="none"/>
    </style:style>
    <style:style style:name="T51" style:family="text">
      <style:text-properties officeooo:rsid="0017da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Введение в обобщенное программирование.</text:p>
      <text:p text:style-name="P21"/>
      <text:p text:style-name="P21">1 Теоретические сведения</text:p>
      <text:p text:style-name="P21"/>
      <text:p text:style-name="P5"><text:span text:style-name="Source_20_Text"><text:span text:style-name="T10">1.1 Методы и операторы классов</text:span></text:span></text:p>
      <text:p text:style-name="P5"><text:span text:style-name="Source_20_Text"><text:span text:style-name="T7"/></text:span></text:p>
      <text:p text:style-name="P4"><text:span text:style-name="Source_20_Text"><text:span text:style-name="T12">Классы в программировании состоят из свойств и методов. Свойства — это любые данные, которыми можно характеризовать объект класса. </text:span></text:span></text:p>
      <text:p text:style-name="P4"><text:span text:style-name="Source_20_Text"><text:span text:style-name="T12"/></text:span></text:p>
      <text:p text:style-name="P4"><text:span text:style-name="Source_20_Text"><text:span text:style-name="T12">Методы — это </text:span></text:span><text:a xlink:type="simple" xlink:href="http://code-live.ru/post/cpp-functions/" text:style-name="Internet_20_link" text:visited-style-name="Visited_20_Internet_20_Link"><text:span text:style-name="Source_20_Text"><text:span text:style-name="T49">функции</text:span></text:span></text:a><text:span text:style-name="Source_20_Text"><text:span text:style-name="T12">, которые могут выполнять какие-либо действия над данными (свойствами) класса. </text:span></text:span></text:p>
      <text:p text:style-name="P4"><text:span text:style-name="Source_20_Text"><text:span text:style-name="T12"/></text:span></text:p>
      <text:p text:style-name="P6"><text:span text:style-name="Source_20_Text"><text:span text:style-name="T13">Конструктор (от слова construct — создавать) – это специальный метод класса, при вызове которого происходит выделение памяти для объекта и инициализируются все данные внутри этого него (То есть вызываются конструкторы для всех объектов из которых состоит этот класс). </text:span></text:span></text:p>
      <text:p text:style-name="P7"><text:span text:style-name="Source_20_Text"><text:span text:style-name="T14"/></text:span></text:p>
      <text:p text:style-name="P7"><text:span text:style-name="Source_20_Text"><text:span text:style-name="T14">Конструктор по умолчанию — это конструктор в котором не задано никаких входных аргументов. </text:span></text:span><text:span text:style-name="Source_20_Text"><text:span text:style-name="T15">Этот конструктор будет у класса если не задано других конструкторов.</text:span></text:span></text:p>
      <text:p text:style-name="P6"><text:span text:style-name="Source_20_Text"><text:span text:style-name="T13"/></text:span></text:p>
      <text:p text:style-name="P6"><text:span text:style-name="Source_20_Text"><text:span text:style-name="T13">Конструктор копирования - <text:s/>конструктор, который создаёт объект на основе какого-либо другого объекта этого класса.</text:span></text:span></text:p>
      <text:p text:style-name="P6"><text:span text:style-name="Source_20_Text"><text:span text:style-name="T13"/></text:span></text:p>
      <text:p text:style-name="P6"><text:span text:style-name="Source_20_Text"><text:span text:style-name="T13">Следует различать два способа инициализации данных в конструкторе. </text:span></text:span></text:p>
      <text:p text:style-name="P6"><text:span text:style-name="Source_20_Text"><text:span text:style-name="T13">Пример:</text:span></text:span></text:p>
      <text:p text:style-name="P6"><text:span text:style-name="Source_20_Text"><text:span text:style-name="T13">У нас есть класс </text:span></text:span><text:span text:style-name="Source_20_Text"><text:span text:style-name="T30">Example. </text:span></text:span><text:span text:style-name="Source_20_Text"><text:span text:style-name="T13">В нём объявлено свойство </text:span></text:span><text:span text:style-name="Source_20_Text"><text:span text:style-name="T30">value </text:span></text:span><text:span text:style-name="Source_20_Text"><text:span text:style-name="T14">типа int</text:span></text:span><text:span text:style-name="Source_20_Text"><text:span text:style-name="T31">.</text:span></text:span><text:span text:style-name="Source_20_Text"><text:span text:style-name="T28"> </text:span></text:span><text:span text:style-name="Source_20_Text"><text:span text:style-name="T14">Нам нужно чтобы при создании объекта этого класса </text:span></text:span><text:span text:style-name="Source_20_Text"><text:span text:style-name="T31">value </text:span></text:span><text:span text:style-name="Source_20_Text"><text:span text:style-name="T14">было установлено в ноль. Это можно сделать двумя способами.</text:span></text:span></text:p>
      <text:p text:style-name="P7"><text:span text:style-name="Source_20_Text"><text:span text:style-name="T31">1) </text:span></text:span><text:span text:style-name="Source_20_Text"><text:span text:style-name="T14">явно задать значение сразу после инициализации.</text:span></text:span></text:p>
      <text:p text:style-name="P7"><text:span text:style-name="Source_20_Text"><text:span text:style-name="T31">class Example</text:span></text:span></text:p>
      <text:p text:style-name="P7"><text:span text:style-name="Source_20_Text"><text:span text:style-name="T31">{</text:span></text:span></text:p>
      <text:p text:style-name="P7"><text:span text:style-name="Source_20_Text"><text:span text:style-name="T31">public:</text:span></text:span></text:p>
      <text:p text:style-name="P7"><text:span text:style-name="Source_20_Text"><text:span text:style-name="T31"><text:tab/>Example() </text:span></text:span></text:p>
      <text:p text:style-name="P7"><text:span text:style-name="Source_20_Text"><text:span text:style-name="T31"><text:tab/>{</text:span></text:span></text:p>
      <text:p text:style-name="P7"><text:span text:style-name="Source_20_Text"><text:span text:style-name="T31"><text:tab/><text:tab/>value = 0;</text:span></text:span></text:p>
      <text:p text:style-name="P7"><text:span text:style-name="Source_20_Text"><text:span text:style-name="T31"><text:tab/>}</text:span></text:span></text:p>
      <text:p text:style-name="P7"><text:span text:style-name="Source_20_Text"><text:span text:style-name="T31">private:</text:span></text:span></text:p>
      <text:p text:style-name="P7"><text:span text:style-name="Source_20_Text"><text:span text:style-name="T31"><text:tab/>int value;</text:span></text:span></text:p>
      <text:p text:style-name="P7"><text:span text:style-name="Source_20_Text"><text:span text:style-name="T31">};</text:span></text:span></text:p>
      <text:p text:style-name="P7"><text:span text:style-name="Source_20_Text"><text:span text:style-name="T31"/></text:span></text:p>
      <text:p text:style-name="P7"><text:span text:style-name="Source_20_Text"><text:span text:style-name="T14">2) Задать значение во время инициализации.</text:span></text:span></text:p>
      <text:p text:style-name="P7"><text:span text:style-name="Source_20_Text"><text:span text:style-name="T31">Class Example</text:span></text:span></text:p>
      <text:p text:style-name="P7"><text:span text:style-name="Source_20_Text"><text:span text:style-name="T31">{</text:span></text:span></text:p>
      <text:p text:style-name="P7"><text:span text:style-name="Source_20_Text"><text:span text:style-name="T31">public:</text:span></text:span></text:p>
      <text:p text:style-name="P7"><text:span text:style-name="Source_20_Text"><text:span text:style-name="T31"><text:tab/>Example() :</text:span></text:span></text:p>
      <text:p text:style-name="P7"><text:span text:style-name="Source_20_Text"><text:span text:style-name="T31"><text:tab/><text:tab/>value(0)</text:span></text:span></text:p>
      <text:p text:style-name="P7"><text:span text:style-name="Source_20_Text"><text:span text:style-name="T31"><text:tab/>{}</text:span></text:span></text:p>
      <text:p text:style-name="P7"><text:span text:style-name="Source_20_Text"><text:span text:style-name="T31">private:</text:span></text:span></text:p>
      <text:p text:style-name="P7"><text:span text:style-name="Source_20_Text"><text:span text:style-name="T31"><text:tab/>int value;</text:span></text:span></text:p>
      <text:p text:style-name="P7"><text:span text:style-name="Source_20_Text"><text:span text:style-name="T31">};</text:span></text:span></text:p>
      <text:p text:style-name="P6"><text:span text:style-name="Source_20_Text"><text:span text:style-name="T13"/></text:span></text:p>
      <text:p text:style-name="P7"><text:soft-page-break/><text:span text:style-name="Source_20_Text"><text:span text:style-name="T14">В первом случае при вызове конструктора происходит вызов конструкторов всех составных объектов данного класса (в данном случае </text:span></text:span><text:span text:style-name="Source_20_Text"><text:span text:style-name="T31">int) </text:span></text:span><text:span text:style-name="Source_20_Text"><text:span text:style-name="T14">и затем выполняется присваивание </text:span></text:span><text:span text:style-name="Source_20_Text"><text:span text:style-name="T15">значения 0 переменной </text:span></text:span><text:span text:style-name="Source_20_Text"><text:span text:style-name="T32">value</text:span></text:span><text:span text:style-name="Source_20_Text"><text:span text:style-name="T14">.</text:span></text:span></text:p>
      <text:p text:style-name="P6"><text:span text:style-name="Source_20_Text"><text:span text:style-name="T13"/></text:span></text:p>
      <text:p text:style-name="P8"><text:span text:style-name="Source_20_Text"><text:span text:style-name="T15">Во втором случае при вызове конструктора происходит вызов конструктора копирования класса </text:span></text:span><text:span text:style-name="Source_20_Text"><text:span text:style-name="T32">int </text:span></text:span><text:span text:style-name="Source_20_Text"><text:span text:style-name="T15">(хотя это не совсем класс) с параметром 0. </text:span></text:span><text:span text:style-name="Source_20_Text"><text:span text:style-name="T17">Такой способ поможет, если у составного объекта нету конструктора по умолчанию.</text:span></text:span></text:p>
      <text:p text:style-name="P6"><text:span text:style-name="Source_20_Text"><text:span text:style-name="T13"/></text:span></text:p>
      <text:p text:style-name="P4"><text:span text:style-name="Source_20_Text"><text:span text:style-name="T12">В отличии от конструктора, деструктор (от слова destruct — разрушать) — специальный метод класса, который служит для уничтожения элементов класса. Чаще всего его используют тогда, когда в конструкторе, при создании объекта класса, динамически был выделен участок памяти и необходимо эту память очистить, если эти значения уже не нужны для дальнейшей работы программы. </text:span></text:span></text:p>
      <text:p text:style-name="P4"><text:span text:style-name="Source_20_Text"><text:span text:style-name="T12"/></text:span></text:p>
      <text:p text:style-name="P9"><text:span text:style-name="Source_20_Text"><text:span text:style-name="T16">П</text:span></text:span><text:span text:style-name="Source_20_Text"><text:span text:style-name="T13">о умолчанию в каждом классе есть конструктор, конструктор копирования, оператор присваивания и <text:s/>деструктор. (На самом деле есть ещё конструктор перемещения и оператор перемещения, которые не используются). </text:span></text:span><text:span text:style-name="Source_20_Text"><text:span text:style-name="T16">Они могут быть заданы явно, например:</text:span></text:span></text:p>
      <text:p text:style-name="P9"><text:span text:style-name="Source_20_Text"><text:span text:style-name="T16"/></text:span></text:p>
      <text:p text:style-name="P9"><text:span text:style-name="Source_20_Text"><text:span text:style-name="T33">class Example</text:span></text:span></text:p>
      <text:p text:style-name="P9"><text:span text:style-name="Source_20_Text"><text:span text:style-name="T33">{</text:span></text:span></text:p>
      <text:p text:style-name="P9"><text:span text:style-name="Source_20_Text"><text:span text:style-name="T33">public:</text:span></text:span></text:p>
      <text:p text:style-name="P9"><text:span text:style-name="Source_20_Text"><text:span text:style-name="T33"><text:tab/>Example() = default;</text:span></text:span></text:p>
      <text:p text:style-name="P9"><text:span text:style-name="Source_20_Text"><text:span text:style-name="T33">};</text:span></text:span></text:p>
      <text:p text:style-name="P9"><text:span text:style-name="Source_20_Text"><text:span text:style-name="T33"/></text:span></text:p>
      <text:p text:style-name="P9"><text:span text:style-name="Source_20_Text"><text:span text:style-name="T16">или быть удалены</text:span></text:span></text:p>
      <text:p text:style-name="P9"><text:span text:style-name="Source_20_Text"><text:span text:style-name="T16"/></text:span></text:p>
      <text:p text:style-name="P9"><text:span text:style-name="Source_20_Text"><text:span text:style-name="T33">class Example</text:span></text:span></text:p>
      <text:p text:style-name="P9"><text:span text:style-name="Source_20_Text"><text:span text:style-name="T33">{</text:span></text:span></text:p>
      <text:p text:style-name="P9"><text:span text:style-name="Source_20_Text"><text:span text:style-name="T33">public:</text:span></text:span></text:p>
      <text:p text:style-name="P9"><text:span text:style-name="Source_20_Text"><text:span text:style-name="T33"><text:tab/>Example() = delete;</text:span></text:span></text:p>
      <text:p text:style-name="P9"><text:span text:style-name="Source_20_Text"><text:span text:style-name="T33">};</text:span></text:span></text:p>
      <text:p text:style-name="P9"><text:span text:style-name="Source_20_Text"><text:span text:style-name="T16"/></text:span></text:p>
      <text:p text:style-name="P9"><text:span text:style-name="Source_20_Text"><text:span text:style-name="T16">Также они могут быть переопределены программистом.</text:span></text:span></text:p>
      <text:p text:style-name="P9"><text:span text:style-name="Source_20_Text"><text:span text:style-name="T16">c</text:span></text:span><text:span text:style-name="Source_20_Text"><text:span text:style-name="T33">lass Example</text:span></text:span></text:p>
      <text:p text:style-name="P9"><text:span text:style-name="Source_20_Text"><text:span text:style-name="T33">{</text:span></text:span></text:p>
      <text:p text:style-name="P9"><text:span text:style-name="Source_20_Text"><text:span text:style-name="T33">public:<text:line-break/><text:tab/>Example()</text:span></text:span></text:p>
      <text:p text:style-name="P9"><text:span text:style-name="Source_20_Text"><text:span text:style-name="T33"><text:tab/>{</text:span></text:span></text:p>
      <text:p text:style-name="P9"><text:span text:style-name="Source_20_Text"><text:span text:style-name="T33"><text:tab/>//Some code...</text:span></text:span></text:p>
      <text:p text:style-name="P9"><text:span text:style-name="Source_20_Text"><text:span text:style-name="T33"><text:tab/>}</text:span></text:span></text:p>
      <text:p text:style-name="P9"><text:span text:style-name="Source_20_Text"><text:span text:style-name="T33">};</text:span></text:span></text:p>
      <text:p text:style-name="P9"><text:span text:style-name="Source_20_Text"><text:span text:style-name="T33"/></text:span></text:p>
      <text:p text:style-name="P9"><text:span text:style-name="Source_20_Text"><text:span text:style-name="T33"/></text:span></text:p>
      <text:p text:style-name="P10"><text:span text:style-name="Source_20_Text"><text:span text:style-name="T17">Кроме методов у каждого класса могут быть переопределены операторы.</text:span></text:span></text:p>
      <text:h text:style-name="P40" text:outline-level="2"><text:span text:style-name="Source_20_Text"><text:span text:style-name="T17">Что такое операторы?</text:span></text:span></text:h>
      <text:p text:style-name="Text_20_body">Пример операторов: </text:p>
      <text:p text:style-name="P41">+, &lt;&lt;, &amp; и т.д.</text:p>
      <text:p text:style-name="Text_20_body">Оператор в С++ - это некоторое действие или функция обозначенная специальным символом. Для того что бы распространять эти действия на новые типы данных, при этом сохраняя естественный синтаксис, в С++ была введена возможность перегрузки операторов.</text:p>
      <text:p text:style-name="P10"><text:soft-page-break/><text:span text:style-name="Source_20_Text"><text:span text:style-name="T17"/></text:span></text:p>
      <text:p text:style-name="P10"><text:span text:style-name="Source_20_Text"><text:span text:style-name="T17"/></text:span></text:p>
      <text:p text:style-name="P34"><text:span text:style-name="Source_20_Text"><text:span text:style-name="T17">Список операторов: </text:span></text:span></text:p>
      <text:p text:style-name="P38">+ - * / % <text:tab/><text:tab/>//<text:span text:style-name="T51">Б</text:span><text:span text:style-name="T44">инарные а</text:span>рифметические операторы<text:line-break/>+= -= *= /= %= <text:tab/>//<text:span text:style-name="T44">Унарные арифметические операторы</text:span><text:line-break/>+a -a <text:tab/><text:tab/><text:tab/>//Операторы знака<text:line-break/>++a a++ --a a-- <text:tab/>//Префиксный и постфиксный инкременты <text:line-break/>&amp;&amp; || ! <text:tab/><text:tab/><text:tab/>//Логические операторы<text:line-break/>&amp; | ~ ^ <text:tab/><text:tab/><text:tab/>//<text:span text:style-name="T44">Бинарные побитовые логические функции</text:span><text:line-break/>&amp;= |= ^=<text:tab/><text:tab/><text:tab/>//<text:span text:style-name="T44">Унарные побитовые логические функции</text:span> <text:line-break/>&lt;&lt; &gt;&gt; &lt;&lt;= &gt;&gt;= <text:tab/><text:tab/>//Битовый сдвиг<text:line-break/>= <text:tab/><text:tab/><text:tab/><text:tab/>//Оператор присваивания<text:line-break/>== != <text:tab/><text:tab/><text:tab/>//Операторы сравнения<text:line-break/>&lt; &gt; &gt;= &lt;= <text:tab/><text:tab/></text:p>
      <text:p text:style-name="P36">Специальные операторы: </text:p>
      <text:p text:style-name="P36">&amp;a *a a-&gt; a-&gt;* <text:line-break/>() [] <text:line-break/>(type) <text:line-break/>. , (a ? b : c) </text:p>
      <text:p text:style-name="P37">Не все операторы можно переопределять. Операторы "." и </text:p>
      <text:p text:style-name="P37">"a?b:c"(тернарный оператор) переопределить нельзя. </text:p>
      <text:p text:style-name="P36">Так же нужно отметить, что переопределяя операторы "," "&amp;&amp;" "||" теряются их "ленивые" свойства. </text:p>
      <text:p text:style-name="P36">Операторы "a-&gt;", "[]", "()", "=" и "(type)" можно переопределить только как методы класса. </text:p>
      <text:p text:style-name="P11"><text:span text:style-name="Source_20_Text"><text:span text:style-name="T18">Примеры переопределения операторов</text:span></text:span><text:span text:style-name="Source_20_Text"><text:span text:style-name="T29">, </text:span></text:span><text:span text:style-name="Source_20_Text"><text:span text:style-name="T18">как методов класса (также можно переопределять операторы как внешние функции):</text:span></text:span></text:p>
      <text:p text:style-name="P11"><text:span text:style-name="Source_20_Text"><text:span text:style-name="T18"/></text:span></text:p>
      <text:p text:style-name="P11"><text:span text:style-name="Source_20_Text"><text:span text:style-name="T34">class Example </text:span></text:span></text:p>
      <text:p text:style-name="P11"><text:span text:style-name="Source_20_Text"><text:span text:style-name="T34">{</text:span></text:span></text:p>
      <text:p text:style-name="P11"><text:span text:style-name="Source_20_Text"><text:span text:style-name="T34">public:</text:span></text:span></text:p>
      <text:p text:style-name="P11"><text:span text:style-name="Source_20_Text"><text:span text:style-name="T34"><text:tab/>int &amp;operator[](int pos) //</text:span></text:span><text:span text:style-name="Source_20_Text"><text:span text:style-name="T18">Оператор индексированного доступа.</text:span></text:span></text:p>
      <text:p text:style-name="P11"><text:span text:style-name="Source_20_Text"><text:span text:style-name="T34"><text:tab/>{<text:tab/><text:tab/><text:tab/> <text:s text:c="2"/></text:span></text:span></text:p>
      <text:p text:style-name="P11"><text:span text:style-name="Source_20_Text"><text:span text:style-name="T34"><text:tab/><text:tab/>return array[pos]; //</text:span></text:span><text:span text:style-name="Source_20_Text"><text:span text:style-name="T18">возвращает ссылку на значение по позиции </text:span></text:span><text:span text:style-name="Source_20_Text"><text:span text:style-name="T34">pos</text:span></text:span></text:p>
      <text:p text:style-name="P11"><text:span text:style-name="Source_20_Text"><text:span text:style-name="T34"><text:tab/>}</text:span></text:span></text:p>
      <text:p text:style-name="P11"><text:span text:style-name="Source_20_Text"><text:span text:style-name="T34"><text:tab/></text:span></text:span></text:p>
      <text:p text:style-name="P11"><text:span text:style-name="Source_20_Text"><text:span text:style-name="T34"><text:tab/>Example &amp;operator=(const Example &amp;ex) </text:span></text:span><text:span text:style-name="Source_20_Text"><text:span text:style-name="T29">//</text:span></text:span><text:span text:style-name="Source_20_Text"><text:span text:style-name="T18">Оператор присваивания.</text:span></text:span></text:p>
      <text:p text:style-name="P11"><text:span text:style-name="Source_20_Text"><text:span text:style-name="T34"><text:tab/>{</text:span></text:span></text:p>
      <text:p text:style-name="P11"><text:span text:style-name="Source_20_Text"><text:span text:style-name="T34"><text:tab/><text:tab/>for(int i=0;i&lt;10;i++)<text:tab/><text:tab/> <text:s text:c="9"/>//</text:span></text:span><text:span text:style-name="Source_20_Text"><text:span text:style-name="T18">Копирует данные из входного объекта</text:span></text:span></text:p>
      <text:p text:style-name="P11"><text:span text:style-name="Source_20_Text"><text:span text:style-name="T34"><text:tab/><text:tab/><text:tab/>array[i] = ex.array[i]; <text:s text:c="10"/>// </text:span></text:span><text:span text:style-name="Source_20_Text"><text:span text:style-name="T18">в этот объект</text:span></text:span></text:p>
      <text:p text:style-name="P11"><text:span text:style-name="Source_20_Text"><text:span text:style-name="T34"><text:tab/><text:tab/>return *this;<text:tab/>//</text:span></text:span><text:span text:style-name="Source_20_Text"><text:span text:style-name="T18">Возвращает ссылку на этот объект, для подобных конструкций:</text:span></text:span></text:p>
      <text:p text:style-name="P11"><text:span text:style-name="Source_20_Text"><text:span text:style-name="T34"><text:tab/>}<text:tab/><text:tab/><text:tab/>// Example ex1, ex2, ex3;</text:span></text:span></text:p>
      <text:p text:style-name="P11"><text:span text:style-name="Source_20_Text"><text:span text:style-name="T34"><text:tab/><text:tab/><text:tab/><text:tab/></text:span></text:span><text:span text:style-name="Source_20_Text"><text:span text:style-name="T29">// </text:span></text:span><text:span text:style-name="Source_20_Text"><text:span text:style-name="T34">ex1 = ex2 = ex3;</text:span></text:span></text:p>
      <text:p text:style-name="P11"><text:span text:style-name="Source_20_Text"><text:span text:style-name="T34"/></text:span></text:p>
      <text:p text:style-name="P11"><text:span text:style-name="Source_20_Text"><text:span text:style-name="T34"><text:tab/></text:span></text:span><text:span text:style-name="Source_20_Text"><text:span text:style-name="T35">Example operator</text:span></text:span><text:span text:style-name="Source_20_Text"><text:span text:style-name="T19">+</text:span></text:span><text:span text:style-name="Source_20_Text"><text:span text:style-name="T35">(const Example &amp;ex) </text:span></text:span></text:p>
      <text:p text:style-name="P11"><text:span text:style-name="Source_20_Text"><text:span text:style-name="T35"><text:tab/>{</text:span></text:span></text:p>
      <text:p text:style-name="P12"><text:span text:style-name="Source_20_Text"><text:span text:style-name="T35"><text:tab/><text:tab/>Example temp;</text:span></text:span></text:p>
      <text:p text:style-name="P12"><text:span text:style-name="Source_20_Text"><text:span text:style-name="T35"><text:tab/><text:tab/>for(int i=0;i&lt;10;i++)</text:span></text:span></text:p>
      <text:p text:style-name="P12"><text:span text:style-name="Source_20_Text"><text:span text:style-name="T35"><text:tab/><text:tab/><text:tab/>temp.array[i] = array[i] + ex.array[i];</text:span></text:span></text:p>
      <text:p text:style-name="P12"><text:soft-page-break/><text:span text:style-name="Source_20_Text"><text:span text:style-name="T35"><text:tab/><text:tab/>return temp;<text:tab/><text:tab/></text:span></text:span></text:p>
      <text:p text:style-name="P11"><text:span text:style-name="Source_20_Text"><text:span text:style-name="T35"><text:tab/>}</text:span></text:span></text:p>
      <text:p text:style-name="P11"><text:span text:style-name="Source_20_Text"><text:span text:style-name="T34">private:</text:span></text:span></text:p>
      <text:p text:style-name="P11"><text:span text:style-name="Source_20_Text"><text:span text:style-name="T34"><text:tab/>int array[10];</text:span></text:span></text:p>
      <text:p text:style-name="P11"><text:span text:style-name="Source_20_Text"><text:span text:style-name="T34">}</text:span></text:span></text:p>
      <text:p text:style-name="P10"><text:span text:style-name="Source_20_Text"><text:span text:style-name="T12"/></text:span></text:p>
      <text:p text:style-name="P26"><text:span text:style-name="T3">1.</text:span><text:span text:style-name="T4">2</text:span><text:span text:style-name="T3"> </text:span><text:span text:style-name="T1">Шаблоны функций в С++</text:span></text:p>
      <text:p text:style-name="P20"/>
      <text:p text:style-name="P35">Шаблоны функций, своими словами,— это инструкции, согласно которым создаются локальные версии шаблонированной функции для определенного набора параметров и типов данных.</text:p>
      <text:p text:style-name="P31">На самом деле, шаблоны функций -это мощный инструмент в С++, который намного упрощает труд программиста. Например, нам нужно запрограммировать функцию, которая выводила бы на экран элементы массива. Задача не сложная! Но, чтобы написать такую функцию, мы должны знать тип данных массива, который будем выводить на экран. И тут нам говорят — тип данных не один, мы хотим, чтобы функция выводила массивы типа <text:span text:style-name="Source_20_Text">int</text:span>, <text:span text:style-name="Source_20_Text">double</text:span>, <text:span text:style-name="Source_20_Text">float </text:span>и <text:span text:style-name="Source_20_Text">char</text:span>.</text:p>
      <text:p text:style-name="P31">Как оказалось, задача усложнилась. И теперь мы понимаем, что нам нужно запрограммировать целых 4 функции, которые выполняют одни и те же действия, но для различных типов данных. Так как мы еще не знакомы с шаблонами функций, мы поступим так: воспользуемся <text:span text:style-name="T44">перегрузкой функций</text:span><text:span text:style-name="T50">.</text:span></text:p>
      <text:p text:style-name="P3"/>
      <text:p text:style-name="P3"/>
      <text:p text:style-name="P3"/>
      <table:table table:name="Таблица2" table:style-name="Таблица2">
        <table:table-column table:style-name="Таблица2.A"/>
        <table:table-column table:style-name="Таблица2.B"/>
        <table:table-row>
          <table:table-cell table:style-name="Таблица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able:table-cell>
          <table:table-cell table:style-name="Таблица2.A1" office:value-type="string">
            <text:p text:style-name="Table_20_Contents"><text:span text:style-name="Source_20_Text"><text:span text:style-name="T48">// перегрузка функции printArray для вывода массива на экран</text:span></text:span></text:p>
            <text:p text:style-name="Table_20_Contents"><text:span text:style-name="Source_20_Text"><text:span text:style-name="T48">void</text:span></text:span><text:span text:style-name="T48"> </text:span><text:span text:style-name="Source_20_Text"><text:span text:style-name="T48">printArray(const</text:span></text:span><text:span text:style-name="T48"> </text:span><text:span text:style-name="Source_20_Text"><text:span text:style-name="T48">int</text:span></text:span><text:span text:style-name="T48"> </text:span><text:span text:style-name="Source_20_Text"><text:span text:style-name="T48">* array, int</text:span></text:span><text:span text:style-name="T48"> </text:span><text:span text:style-name="Source_20_Text"><text:span text:style-name="T48">count)</text:span></text:span></text:p>
            <text:p text:style-name="Table_20_Contents"><text:span text:style-name="Source_20_Text"><text:span text:style-name="T48">{</text:span></text:span></text:p>
            <text:p text:style-name="Table_20_Contents"><text:span text:style-name="Source_20_Text"><text:span text:style-name="T48">    for</text:span></text:span><text:span text:style-name="T48"> </text:span><text:span text:style-name="Source_20_Text"><text:span text:style-name="T48">(int</text:span></text:span><text:span text:style-name="T48"> </text:span><text:span text:style-name="Source_20_Text"><text:span text:style-name="T48">ix = 0; ix &lt; count; ix++)</text:span></text:span></text:p>
            <text:p text:style-name="Table_20_Contents"><text:span text:style-name="Source_20_Text"><text:span text:style-name="T48">        cout &lt;&lt; array[ix] &lt;&lt; "   ";</text:span></text:span></text:p>
            <text:p text:style-name="Table_20_Contents"><text:span text:style-name="Source_20_Text"><text:span text:style-name="T48">    cout &lt;&lt; endl;</text:span></text:span></text:p>
            <text:p text:style-name="Table_20_Contents"><text:span text:style-name="Source_20_Text"><text:span text:style-name="T48">}</text:span></text:span></text:p>
            <text:p text:style-name="P39"> </text:p>
            <text:p text:style-name="Table_20_Contents"><text:span text:style-name="Source_20_Text"><text:span text:style-name="T48">void</text:span></text:span><text:span text:style-name="T48"> </text:span><text:span text:style-name="Source_20_Text"><text:span text:style-name="T48">printArray(const</text:span></text:span><text:span text:style-name="T48"> </text:span><text:span text:style-name="Source_20_Text"><text:span text:style-name="T48">double</text:span></text:span><text:span text:style-name="T48"> </text:span><text:span text:style-name="Source_20_Text"><text:span text:style-name="T48">* array, int</text:span></text:span><text:span text:style-name="T48"> </text:span><text:span text:style-name="Source_20_Text"><text:span text:style-name="T48">count)</text:span></text:span></text:p>
            <text:p text:style-name="Table_20_Contents"><text:span text:style-name="Source_20_Text"><text:span text:style-name="T48">{</text:span></text:span></text:p>
            <text:p text:style-name="Table_20_Contents"><text:span text:style-name="Source_20_Text"><text:span text:style-name="T48">    for</text:span></text:span><text:span text:style-name="T48"> </text:span><text:span text:style-name="Source_20_Text"><text:span text:style-name="T48">(int</text:span></text:span><text:span text:style-name="T48"> </text:span><text:span text:style-name="Source_20_Text"><text:span text:style-name="T48">ix = 0; ix &lt; count; ix++)</text:span></text:span></text:p>
            <text:p text:style-name="Table_20_Contents"><text:span text:style-name="Source_20_Text"><text:span text:style-name="T48">        cout &lt;&lt; array[ix] &lt;&lt; "   ";</text:span></text:span></text:p>
            <text:p text:style-name="Table_20_Contents"><text:span text:style-name="Source_20_Text"><text:span text:style-name="T48">    cout &lt;&lt; endl;</text:span></text:span></text:p>
            <text:p text:style-name="Table_20_Contents"><text:span text:style-name="Source_20_Text"><text:span text:style-name="T48">}</text:span></text:span></text:p>
            <text:p text:style-name="P39"> </text:p>
            <text:p text:style-name="Table_20_Contents"><text:span text:style-name="Source_20_Text"><text:span text:style-name="T48">void</text:span></text:span><text:span text:style-name="T48"> </text:span><text:span text:style-name="Source_20_Text"><text:span text:style-name="T48">printArray(const</text:span></text:span><text:span text:style-name="T48"> </text:span><text:span text:style-name="Source_20_Text"><text:span text:style-name="T48">float</text:span></text:span><text:span text:style-name="T48"> </text:span><text:span text:style-name="Source_20_Text"><text:span text:style-name="T48">* array, int</text:span></text:span><text:span text:style-name="T48"> </text:span><text:span text:style-name="Source_20_Text"><text:span text:style-name="T48">count)</text:span></text:span></text:p>
            <text:p text:style-name="Table_20_Contents"><text:span text:style-name="Source_20_Text"><text:span text:style-name="T48">{</text:span></text:span></text:p>
            <text:p text:style-name="Table_20_Contents"><text:span text:style-name="Source_20_Text"><text:span text:style-name="T48">    for</text:span></text:span><text:span text:style-name="T48"> </text:span><text:span text:style-name="Source_20_Text"><text:span text:style-name="T48">(int</text:span></text:span><text:span text:style-name="T48"> </text:span><text:span text:style-name="Source_20_Text"><text:span text:style-name="T48">ix = 0; ix &lt; count; ix++)</text:span></text:span></text:p>
            <text:p text:style-name="Table_20_Contents"><text:span text:style-name="Source_20_Text"><text:span text:style-name="T48">        cout &lt;&lt; array[ix] &lt;&lt; "   ";</text:span></text:span></text:p>
            <text:p text:style-name="Table_20_Contents"><text:span text:style-name="Source_20_Text"><text:span text:style-name="T48">    cout &lt;&lt; endl;</text:span></text:span></text:p>
            <text:p text:style-name="Table_20_Contents"><text:span text:style-name="Source_20_Text"><text:span text:style-name="T48">}</text:span></text:span></text:p>
            <text:p text:style-name="P39"> </text:p>
            <text:p text:style-name="Table_20_Contents"><text:span text:style-name="Source_20_Text"><text:span text:style-name="T48">void</text:span></text:span><text:span text:style-name="T48"> </text:span><text:span text:style-name="Source_20_Text"><text:span text:style-name="T48">printArray(const</text:span></text:span><text:span text:style-name="T48"> </text:span><text:span text:style-name="Source_20_Text"><text:span text:style-name="T48">char</text:span></text:span><text:span text:style-name="T48"> </text:span><text:span text:style-name="Source_20_Text"><text:span text:style-name="T48">* array, int</text:span></text:span><text:span text:style-name="T48"> </text:span><text:span text:style-name="Source_20_Text"><text:span text:style-name="T48">count)</text:span></text:span></text:p>
            <text:p text:style-name="Table_20_Contents"><text:span text:style-name="Source_20_Text"><text:span text:style-name="T48">{</text:span></text:span></text:p>
            <text:p text:style-name="Table_20_Contents"><text:span text:style-name="Source_20_Text"><text:span text:style-name="T48">    for</text:span></text:span><text:span text:style-name="T48"> </text:span><text:span text:style-name="Source_20_Text"><text:span text:style-name="T48">(int</text:span></text:span><text:span text:style-name="T48"> </text:span><text:span text:style-name="Source_20_Text"><text:span text:style-name="T48">ix = 0; ix &lt; count; ix++)</text:span></text:span></text:p>
            <text:p text:style-name="Table_20_Contents"><text:span text:style-name="Source_20_Text"><text:span text:style-name="T48">        cout &lt;&lt; array[ix] &lt;&lt; "   ";</text:span></text:span></text:p>
            <text:p text:style-name="Table_20_Contents"><text:span text:style-name="Source_20_Text"><text:span text:style-name="T48">    cout &lt;&lt; endl;</text:span></text:span></text:p>
            <text:p text:style-name="Table_20_Contents"><text:span text:style-name="Source_20_Text"><text:span text:style-name="T48">}</text:span></text:span></text:p>
          </table:table-cell>
        </table:table-row>
      </table:table>
      <text:p text:style-name="P23"/>
      <text:p text:style-name="P32">Таким образом, мы имеем 4 перегруженные функции, для разных типов данных. Как видите, они отличаются только заголовком функции, тело у них абсолютно одинаковое. Я написал один раз тело функции для типа <text:span text:style-name="Source_20_Text">int</text:span> и три раза его скопировал для других типов данных.</text:p>
      <text:p text:style-name="P31">И, если запустить программу с этими функциями, то она будет исправно работать. Компилятор сам будет определять какую функцию использовать при вызове.</text:p>
      <text:p text:style-name="P23"/>
      <text:p text:style-name="P23"><text:soft-page-break/>Как видите, кода получилось достаточно много, как для такой простой операции. А что если, нам понадобится запрограммировать <text:span text:style-name="T44">алгоритм сортировки</text:span> в виде функции. Получается, что для каждого типа данных придется свою функцию создавать. То есть, сами понимаете, что один и тот же код будет в нескольких экземплярах, нам это ни к чему. Поэтому в С++ придуман такой механизм — шаблоны функций. </text:p>
      <text:p text:style-name="P23"/>
      <text:p text:style-name="P23">Мы создаем один шаблон, в котором описываем все типы данных. Таким образом исходник не будет захламляться никому ненужными строками кода. Ниже рассмотрим пример программы с шаблоном функции. Итак, вспомним условие: «запрограммировать функцию, которая выводила бы на экран элементы массива». </text:p>
      <text:p text:style-name="P23"/>
      <table:table table:name="Таблица3" table:style-name="Таблица3">
        <table:table-column table:style-name="Таблица3.A"/>
        <table:table-column table:style-name="Таблица3.B"/>
        <table:table-row>
          <table:table-cell table:style-name="Таблица3.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33</text:p>
            <text:p text:style-name="P39">34</text:p>
          </table:table-cell>
          <table:table-cell table:style-name="Таблица3.A1" office:value-type="string">
            <text:p text:style-name="Table_20_Contents"><text:span text:style-name="Source_20_Text"><text:span text:style-name="T48">#include &lt;iostream&gt;</text:span></text:span></text:p>
            <text:p text:style-name="Table_20_Contents"><text:span text:style-name="Source_20_Text"><text:span text:style-name="T48">#include &lt;cstring&gt;</text:span></text:span></text:p>
            <text:p text:style-name="Table_20_Contents"><text:span text:style-name="Source_20_Text"><text:span text:style-name="T48">using</text:span></text:span><text:span text:style-name="T48"> </text:span><text:span text:style-name="Source_20_Text"><text:span text:style-name="T48">namespace</text:span></text:span><text:span text:style-name="T48"> </text:span><text:span text:style-name="Source_20_Text"><text:span text:style-name="T48">std;</text:span></text:span></text:p>
            <text:p text:style-name="Table_20_Contents"><text:span text:style-name="Source_20_Text"><text:span text:style-name="T48">// шаблон функции printArray</text:span></text:span></text:p>
            <text:p text:style-name="Table_20_Contents"><text:span text:style-name="Source_20_Text"><text:span text:style-name="T48">template</text:span></text:span><text:span text:style-name="T48"> </text:span><text:span text:style-name="Source_20_Text"><text:span text:style-name="T48">&lt;typename</text:span></text:span><text:span text:style-name="T48"> </text:span><text:span text:style-name="Source_20_Text"><text:span text:style-name="T48">T&gt;</text:span></text:span></text:p>
            <text:p text:style-name="Table_20_Contents"><text:span text:style-name="Source_20_Text"><text:span text:style-name="T48">void</text:span></text:span><text:span text:style-name="T48"> </text:span><text:span text:style-name="Source_20_Text"><text:span text:style-name="T48">printArray(const</text:span></text:span><text:span text:style-name="T48"> </text:span><text:span text:style-name="Source_20_Text"><text:span text:style-name="T48">T * array, int</text:span></text:span><text:span text:style-name="T48"> </text:span><text:span text:style-name="Source_20_Text"><text:span text:style-name="T48">count)</text:span></text:span></text:p>
            <text:p text:style-name="Table_20_Contents"><text:span text:style-name="Source_20_Text"><text:span text:style-name="T48">{</text:span></text:span></text:p>
            <text:p text:style-name="Table_20_Contents"><text:span text:style-name="Source_20_Text"><text:span text:style-name="T48">    for</text:span></text:span><text:span text:style-name="T48"> </text:span><text:span text:style-name="Source_20_Text"><text:span text:style-name="T48">(int</text:span></text:span><text:span text:style-name="T48"> </text:span><text:span text:style-name="Source_20_Text"><text:span text:style-name="T48">ix = 0; ix &lt; count; ix++)</text:span></text:span></text:p>
            <text:p text:style-name="Table_20_Contents"><text:span text:style-name="Source_20_Text"><text:span text:style-name="T48">        cout &lt;&lt; array[ix] &lt;&lt; "   ";</text:span></text:span></text:p>
            <text:p text:style-name="Table_20_Contents"><text:span text:style-name="Source_20_Text"><text:span text:style-name="T48">    cout &lt;&lt; endl;</text:span></text:span></text:p>
            <text:p text:style-name="Table_20_Contents"><text:span text:style-name="Source_20_Text"><text:span text:style-name="T48">} // конец шаблона функции printArray</text:span></text:span></text:p>
            <text:p text:style-name="Table_20_Contents"><text:span text:style-name="Source_20_Text"><text:span text:style-name="T48">int</text:span></text:span><text:span text:style-name="T48"> </text:span><text:span text:style-name="Source_20_Text"><text:span text:style-name="T48">main()</text:span></text:span></text:p>
            <text:p text:style-name="Table_20_Contents"><text:span text:style-name="Source_20_Text"><text:span text:style-name="T48">{</text:span></text:span></text:p>
            <text:p text:style-name="Table_20_Contents"><text:span text:style-name="Source_20_Text"><text:span text:style-name="T48">    // размеры массивов</text:span></text:span></text:p>
            <text:p text:style-name="Table_20_Contents"><text:span text:style-name="Source_20_Text"><text:span text:style-name="T48">    const</text:span></text:span><text:span text:style-name="T48"> </text:span><text:span text:style-name="Source_20_Text"><text:span text:style-name="T48">int</text:span></text:span><text:span text:style-name="T48"> </text:span><text:span text:style-name="Source_20_Text"><text:span text:style-name="T48">iSize = 10,</text:span></text:span></text:p>
            <text:p text:style-name="Table_20_Contents"><text:span text:style-name="Source_20_Text"><text:span text:style-name="T48">              dSize = 7,</text:span></text:span></text:p>
            <text:p text:style-name="Table_20_Contents"><text:span text:style-name="Source_20_Text"><text:span text:style-name="T48">              fSize = 10,</text:span></text:span></text:p>
            <text:p text:style-name="Table_20_Contents"><text:span text:style-name="Source_20_Text"><text:span text:style-name="T48">              cSize = 5;</text:span></text:span></text:p>
            <text:p text:style-name="Table_20_Contents"><text:span text:style-name="Source_20_Text"><text:span text:style-name="T48">    // массивы разных типов данных</text:span></text:span></text:p>
            <text:p text:style-name="Table_20_Contents"><text:span text:style-name="Source_20_Text"><text:span text:style-name="T48">    int</text:span></text:span><text:span text:style-name="T48">    </text:span><text:span text:style-name="Source_20_Text"><text:span text:style-name="T48">iArray[iSize] = {1, 2, 3, 4, 5, 6, 7, 8, 9, 10};</text:span></text:span></text:p>
            <text:p text:style-name="Table_20_Contents"><text:span text:style-name="Source_20_Text"><text:span text:style-name="T48">    double</text:span></text:span><text:span text:style-name="T48"> </text:span><text:span text:style-name="Source_20_Text"><text:span text:style-name="T48">dArray[dSize] = {1.2345, 2.234, 3.57, 4.67876, 5.346, 6.1545, 7.7682};</text:span></text:span></text:p>
            <text:p text:style-name="Table_20_Contents"><text:span text:style-name="Source_20_Text"><text:span text:style-name="T48">    float</text:span></text:span><text:span text:style-name="T48">  </text:span><text:span text:style-name="Source_20_Text"><text:span text:style-name="T48">fArray[fSize] = {1.34, 2.37, 3.23, 4.8, 5.879, 6.345, 73.434, 8.82, 9.33, 10.4};</text:span></text:span></text:p>
            <text:p text:style-name="Table_20_Contents"><text:span text:style-name="Source_20_Text"><text:span text:style-name="T48">    char</text:span></text:span><text:span text:style-name="T48">   </text:span><text:span text:style-name="Source_20_Text"><text:span text:style-name="T48">cArray[cSize] = {"MARS"};</text:span></text:span></text:p>
            <text:p text:style-name="Table_20_Contents"><text:span text:style-name="Source_20_Text"><text:span text:style-name="T48">    cout &lt;&lt; "\t\t Шаблон функции вывода массива на экран\n\n";</text:span></text:span></text:p>
            <text:p text:style-name="Table_20_Contents"><text:span text:style-name="Source_20_Text"><text:span text:style-name="T48">    // вызов локальной версии функции printArray для типа int через шаблон</text:span></text:span></text:p>
            <text:p text:style-name="Table_20_Contents"><text:span text:style-name="Source_20_Text"><text:span text:style-name="T48">    cout &lt;&lt; "\nМассив типа int:\n"; printArray(iArray, iSize);</text:span></text:span></text:p>
            <text:p text:style-name="Table_20_Contents"><text:span text:style-name="Source_20_Text"><text:span text:style-name="T48">    // вызов локальной версии функции printArray для типа double через шаблон</text:span></text:span></text:p>
            <text:p text:style-name="Table_20_Contents"><text:span text:style-name="Source_20_Text"><text:span text:style-name="T48">    cout &lt;&lt; "\nМассив типа double:\n"; printArray(dArray, dSize);</text:span></text:span></text:p>
            <text:p text:style-name="Table_20_Contents"><text:span text:style-name="Source_20_Text"><text:span text:style-name="T48">    // вызов локальной версии функции printArray для типа float через шаблон</text:span></text:span></text:p>
            <text:p text:style-name="Table_20_Contents"><text:span text:style-name="Source_20_Text"><text:span text:style-name="T48">    cout &lt;&lt; "\nМассив типа float:\n"; printArray(fArray, fSize);</text:span></text:span></text:p>
            <text:p text:style-name="Table_20_Contents"><text:span text:style-name="Source_20_Text"><text:span text:style-name="T48">    // вызов локальной версии функции printArray для типа char через шаблон</text:span></text:span></text:p>
            <text:p text:style-name="Table_20_Contents"><text:span text:style-name="Source_20_Text"><text:span text:style-name="T48">    cout &lt;&lt; "\nМассив типа char:\n";printArray(cArray, cSize);</text:span></text:span></text:p>
            <text:p text:style-name="Table_20_Contents"><text:span text:style-name="Source_20_Text"><text:span text:style-name="T48">    return</text:span></text:span><text:span text:style-name="T48"> </text:span><text:span text:style-name="Source_20_Text"><text:span text:style-name="T48">0;</text:span></text:span></text:p>
            <text:p text:style-name="Table_20_Contents"><text:span text:style-name="Source_20_Text"><text:span text:style-name="T48">}</text:span></text:span></text:p>
          </table:table-cell>
        </table:table-row>
      </table:table>
      <text:p text:style-name="P23"/>
      <text:p text:style-name="P23"/>
      <text:p text:style-name="P23">Заметьте, код уменьшился в 4 раза, так как в программе объявлен всего один экземпляр функции — шаблон.</text:p>
      <text:p text:style-name="P23"/>
      <text:p text:style-name="P23">Обратите внимание, что перед объявлением самой функции, в строке 5, стоит следующая запись <text:span text:style-name="Source_20_Text">template&lt;typenameT&gt;</text:span>. Как раз эта запись и говорит о том, что функция <text:span text:style-name="Source_20_Text">printArray</text:span> на самом деле является шаблоном функции, так как в первом параметре <text:span text:style-name="Source_20_Text">printArray</text:span> стоит тип данных <text:span text:style-name="Source_20_Text">const T*</text:span>, точно такой же как и в строке 5. </text:p>
      <text:p text:style-name="P23"/>
      <text:p text:style-name="P33">Все шаблоны функций начинаются со слова <text:span text:style-name="Source_20_Text">template</text:span>, после которого идут угловые скобки, в которых перечисляется список параметров. Каждому параметру должно предшествовать зарезервированное слово <text:span text:style-name="Source_20_Text">class</text:span> или <text:span text:style-name="Source_20_Text">typename</text:span>.</text:p>
      <text:p text:style-name="P24"><text:span text:style-name="Source_20_Text">template</text:span> <text:span text:style-name="Source_20_Text">&lt;class</text:span> <text:span text:style-name="Source_20_Text">T&gt;</text:span></text:p>
      <text:p text:style-name="P33">Или</text:p>
      <text:p text:style-name="P24"><text:span text:style-name="Source_20_Text">template</text:span> <text:span text:style-name="Source_20_Text">&lt;typename</text:span> <text:span text:style-name="Source_20_Text">T&gt;</text:span></text:p>
      <text:p text:style-name="P33">или</text:p>
      <text:p text:style-name="P25"><text:soft-page-break/><text:span text:style-name="Source_20_Text">template</text:span> <text:span text:style-name="Source_20_Text">&lt;typename</text:span> <text:span text:style-name="Source_20_Text">T1, class</text:span> <text:span text:style-name="Source_20_Text">T2&gt; </text:span><text:span text:style-name="Source_20_Text"><text:span text:style-name="T41">и т.д.</text:span></text:span></text:p>
      <text:p text:style-name="P25"><text:span text:style-name="Source_20_Text"><text:span text:style-name="T41"/></text:span></text:p>
      <text:p text:style-name="P23"/>
      <text:p text:style-name="P23">Так вот, по сути <text:span text:style-name="Source_20_Text">T</text:span> — это даже не тип данных, это зарезервированное место под любой встроенный тип данных. То есть когда выполняется вызов этой функции, компилятор анализирует параметр шаблонированной функции и создает экземпляр для соответственного типа данных: <text:span text:style-name="Source_20_Text">int</text:span>, <text:span text:style-name="Source_20_Text">char</text:span> и так далее. </text:p>
      <text:p text:style-name="P23"/>
      <text:p text:style-name="P23">Поэтому следует понимать, что даже если объем кода меньше, то это не значит, что памяти программа будет потреблять меньше. Компилятор сам создает локальные копии функции-шаблона и соответственно памяти потребляется столько, как если бы вы сами написали все экземпляры функции, как в случае с перегрузкой. </text:p>
      <text:p text:style-name="P23"/>
      <text:p text:style-name="P27"><text:span text:style-name="T42">1.</text:span><text:span text:style-name="T43">3</text:span><text:span text:style-name="T42"> </text:span>Шаблоны классов в С++</text:p>
      <text:p text:style-name="P1"/>
      <text:p text:style-name="P23">Если нам надо создать шаблон класса, с одним параметром типа <text:span text:style-name="Source_20_Text">int</text:span> и <text:span text:style-name="Source_20_Text">char</text:span>, шаблон класса будет выглядеть так: </text:p>
      <text:p text:style-name="P21"/>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Таблица4.A1" office:value-type="string">
            <text:p text:style-name="Table_20_Contents"><text:span text:style-name="Source_20_Text">template</text:span> <text:span text:style-name="Source_20_Text">&lt;typename</text:span> <text:span text:style-name="Source_20_Text">T&gt;</text:span></text:p>
            <text:p text:style-name="Table_20_Contents"><text:span text:style-name="Source_20_Text">class</text:span> <text:span text:style-name="Source_20_Text">Name</text:span></text:p>
            <text:p text:style-name="Table_20_Contents"><text:span text:style-name="Source_20_Text">{</text:span></text:p>
            <text:p text:style-name="Table_20_Contents"><text:span text:style-name="Source_20_Text">//тело шаблона класса</text:span></text:p>
            <text:p text:style-name="Table_20_Contents"><text:span text:style-name="Source_20_Text">};</text:span></text:p>
          </table:table-cell>
        </table:table-row>
      </table:table>
      <text:p text:style-name="P23"/>
      <text:p text:style-name="P23">где T — это параметр шаблона класса, который может принимать любой из встроенных типов данных, то, что нам и нужно. </text:p>
      <text:p text:style-name="P23">То есть получается, элемент-функции шаблона класса, объявляются точно также, как и обычные шаблоны функций. Если бы мы описали реализацию методов внутри класса, то заголовок шаблона — <text:span text:style-name="Source_20_Text">template &lt;typename T&gt;</text:span> для каждой функции прописывать не надо. </text:p>
      <text:p text:style-name="P2">Пример кода с шаблонами.</text:p>
      <text:p text:style-name="P29">template &lt;typename T&gt; class Example</text:p>
      <text:p text:style-name="P29">{</text:p>
      <text:p text:style-name="P29">public:</text:p>
      <text:p text:style-name="P29"><text:tab/>Example(T item) : </text:p>
      <text:p text:style-name="P29"><text:tab/><text:tab/>data(item)</text:p>
      <text:p text:style-name="P29"><text:tab/>{}</text:p>
      <text:p text:style-name="P29"><text:tab/></text:p>
      <text:p text:style-name="P29"><text:tab/>T getData()</text:p>
      <text:p text:style-name="P29"><text:tab/>{</text:p>
      <text:p text:style-name="P29"><text:tab/><text:tab/>return data;</text:p>
      <text:p text:style-name="P29"><text:tab/>}</text:p>
      <text:p text:style-name="P29"/>
      <text:p text:style-name="P29"><text:tab/>void setData(T item)</text:p>
      <text:p text:style-name="P29"><text:tab/>{</text:p>
      <text:p text:style-name="P29"><text:tab/><text:tab/>data = item;</text:p>
      <text:p text:style-name="P29"><text:tab/>}</text:p>
      <text:p text:style-name="P29"/>
      <text:p text:style-name="P29">private:</text:p>
      <text:p text:style-name="P29"><text:tab/>T data;</text:p>
      <text:p text:style-name="P29">}</text:p>
      <text:p text:style-name="P30">Example&lt;int&gt; ex2; <text:span text:style-name="T47">//</text:span><text:span text:style-name="T40">Создаст объект с типом </text:span>int<text:span text:style-name="T40"> для переменной </text:span>data<text:span text:style-name="T47">.</text:span></text:p>
      <text:p text:style-name="P18"><text:soft-page-break/></text:p>
      <text:list xml:id="list7646651961323496602" text:style-name="WWNum1">
        <text:list-header>
          <text:p text:style-name="P45"><text:span text:style-name="T2">2<text:tab/></text:span><text:span text:style-name="T1">Подготовка к работе</text:span></text:p>
        </text:list-header>
      </text:list>
      <text:list xml:id="list7728228650254583470" text:style-name="WWNum13">
        <text:list-item>
          <text:p text:style-name="P47"><text:span text:style-name="T8">Изучите </text:span><text:span text:style-name="T5">теор</text:span><text:span text:style-name="T6">е</text:span><text:span text:style-name="T5">тические свед</text:span><text:span text:style-name="T6">е</text:span><text:span text:style-name="T5">ния</text:span><text:span text:style-name="T8">.</text:span></text:p>
        </text:list-item>
        <text:list-item>
          <text:p text:style-name="P42"><text:span text:style-name="T45">Попробовать с</text:span><text:span text:style-name="T40">компилировать программу которая выводит в выходной поток фразу </text:span>“Hello world”.</text:p>
          <text:p text:style-name="P43">Команда для компиляции:</text:p>
          <text:p text:style-name="P48"><text:span text:style-name="Source_20_Text"><text:tab/>g++ -std=c++11 -o </text:span><text:span text:style-name="Source_20_Text"><text:span text:style-name="T46">programName</text:span></text:span><text:span text:style-name="Source_20_Text"> code.cp</text:span><text:span text:style-name="Source_20_Text"><text:span text:style-name="T46">p</text:span></text:span></text:p>
          <text:p text:style-name="P44"/>
          <text:p text:style-name="P46"/>
        </text:list-item>
      </text:list>
      <text:p text:style-name="P22">3 <text:tab/>Задание </text:p>
      <text:p text:style-name="P28"/>
      <text:p text:style-name="P12"><text:span text:style-name="Source_20_Text"><text:span text:style-name="T21">1</text:span></text:span><text:span text:style-name="Source_20_Text"><text:span text:style-name="T35">) </text:span></text:span><text:span text:style-name="Source_20_Text"><text:span text:style-name="T20">Написать шаблонную функцию, которая будет возвращать меньшее из двух входных значений.</text:span></text:span></text:p>
      <text:p text:style-name="P12"><text:span text:style-name="Source_20_Text"><text:span text:style-name="T20"/></text:span></text:p>
      <text:p text:style-name="P13"><text:span text:style-name="Source_20_Text"><text:span text:style-name="T21">2</text:span></text:span><text:span text:style-name="Source_20_Text"><text:span text:style-name="T20">) Написать шаблонный класс, реализующий структуру данных типа «стек».</text:span></text:span></text:p>
      <text:p text:style-name="P13"><text:span text:style-name="Source_20_Text"><text:span text:style-name="T20"/></text:span></text:p>
      <text:p text:style-name="P13"><text:span text:style-name="Source_20_Text"><text:span text:style-name="T21">3</text:span></text:span><text:span text:style-name="Source_20_Text"><text:span text:style-name="T20">) Написать функцию, которая будет забирать данные из стека и выводить их на экран.</text:span></text:span></text:p>
      <text:p text:style-name="P13"><text:span text:style-name="Source_20_Text"><text:span text:style-name="T20"/></text:span></text:p>
      <text:p text:style-name="P13"><text:span text:style-name="Source_20_Text"><text:span text:style-name="T22">4</text:span></text:span><text:span text:style-name="Source_20_Text"><text:span text:style-name="T20">) </text:span></text:span><text:span text:style-name="Source_20_Text"><text:span text:style-name="T22">Задание по вариантам.</text:span></text:span></text:p>
      <text:p text:style-name="P13"><text:span text:style-name="Source_20_Text"><text:span text:style-name="T22"/></text:span></text:p>
      <text:p text:style-name="P14"><text:span text:style-name="Source_20_Text"><text:span text:style-name="T22">Вариант 1:</text:span></text:span></text:p>
      <text:p text:style-name="P14"><text:span text:style-name="Source_20_Text"><text:span text:style-name="T22"><text:tab/>Написать шаблонный класс, определяющий вектор</text:span></text:span><text:span text:style-name="Source_20_Text"><text:span text:style-name="T36">. </text:span></text:span><text:span text:style-name="Source_20_Text"><text:span text:style-name="T22">(Вектор — динамическая оболочка для массива)</text:span></text:span></text:p>
      <text:p text:style-name="P14"><text:span text:style-name="Source_20_Text"><text:span text:style-name="T22">Вариант 2:</text:span></text:span></text:p>
      <text:p text:style-name="P14"><text:span text:style-name="Source_20_Text"><text:span text:style-name="T22"><text:tab/>Написать шаблонный класс, определяющий односвязный список.</text:span></text:span></text:p>
      <text:p text:style-name="P14"><text:span text:style-name="Source_20_Text"><text:span text:style-name="T22">Вариант 3: </text:span></text:span></text:p>
      <text:p text:style-name="P14"><text:span text:style-name="Source_20_Text"><text:span text:style-name="T22"><text:tab/>Написать шаблонный класс, определяющий двусвязный список.</text:span></text:span></text:p>
      <text:p text:style-name="P13"><text:span text:style-name="Source_20_Text"><text:span text:style-name="T20"/></text:span></text:p>
      <text:p text:style-name="P14"><text:span text:style-name="Source_20_Text"><text:span text:style-name="T22">Требование ко всем вариантам:</text:span></text:span></text:p>
      <text:p text:style-name="P14"><text:span text:style-name="Source_20_Text"><text:span text:style-name="T22"><text:s/><text:tab/>Структура должна быть динамической — то есть она должна </text:span></text:span><text:span text:style-name="Source_20_Text"><text:span text:style-name="T23">поддерживать <text:tab/>динамическое добавление и удаление элементов. Не должно быть максимального <text:tab/>размера структуры.</text:span></text:span></text:p>
      <text:p text:style-name="P14"><text:span text:style-name="Source_20_Text"><text:span text:style-name="T23"><text:tab/></text:span></text:span></text:p>
      <text:p text:style-name="P15"><text:span text:style-name="Source_20_Text"><text:span text:style-name="T23">Класс должен иметь следующий интерфейс </text:span></text:span><text:span text:style-name="Source_20_Text"><text:span text:style-name="T25">(Набор методов для работы с объектом)</text:span></text:span><text:span text:style-name="Source_20_Text"><text:span text:style-name="T23">:<text:tab/></text:span></text:span></text:p>
      <text:p text:style-name="P15"><text:span text:style-name="Source_20_Text"><text:span text:style-name="T23"><text:tab/></text:span></text:span><text:span text:style-name="Source_20_Text"><text:span text:style-name="T26">+</text:span></text:span><text:span text:style-name="Source_20_Text"><text:span text:style-name="T24">Конструктор по умолчанию. </text:span></text:span></text:p>
      <text:p text:style-name="P15"><text:span text:style-name="Source_20_Text"><text:span text:style-name="T24"><text:tab/></text:span></text:span><text:span text:style-name="Source_20_Text"><text:span text:style-name="T27">+</text:span></text:span><text:span text:style-name="Source_20_Text"><text:span text:style-name="T24">Конструктор копирования.</text:span></text:span></text:p>
      <text:p text:style-name="P15"><text:span text:style-name="Source_20_Text"><text:span text:style-name="T24"><text:tab/></text:span></text:span><text:span text:style-name="Source_20_Text"><text:span text:style-name="T26">+</text:span></text:span><text:span text:style-name="Source_20_Text"><text:span text:style-name="T24">Деструктор.</text:span></text:span></text:p>
      <text:p text:style-name="P15"><text:span text:style-name="Source_20_Text"><text:span text:style-name="T24"><text:tab/></text:span></text:span><text:span text:style-name="Source_20_Text"><text:span text:style-name="T27">+</text:span></text:span><text:span text:style-name="Source_20_Text"><text:span text:style-name="T24">Оператор присваивания (</text:span></text:span><text:span text:style-name="Source_20_Text"><text:span text:style-name="T37">operator =)</text:span></text:span></text:p>
      <text:p text:style-name="P15"><text:span text:style-name="Source_20_Text"><text:span text:style-name="T24"><text:tab/></text:span></text:span><text:span text:style-name="Source_20_Text"><text:span text:style-name="T26">+</text:span></text:span><text:span text:style-name="Source_20_Text"><text:span text:style-name="T24">Метод </text:span></text:span><text:span text:style-name="Source_20_Text"><text:span text:style-name="T37">size</text:span></text:span><text:span text:style-name="Source_20_Text"><text:span text:style-name="T24">(), который возвращает количество элементов в структуре.</text:span></text:span></text:p>
      <text:p text:style-name="P14"><text:span text:style-name="Source_20_Text"><text:span text:style-name="T23"><text:tab/></text:span></text:span><text:span text:style-name="Source_20_Text"><text:span text:style-name="T26">+</text:span></text:span><text:span text:style-name="Source_20_Text"><text:span text:style-name="T24">Оператор взятия элемента по индексу. (</text:span></text:span><text:span text:style-name="Source_20_Text"><text:span text:style-name="T37">operator [] ).</text:span></text:span></text:p>
      <text:p text:style-name="P14"><text:span text:style-name="Source_20_Text"><text:span text:style-name="T37"><text:tab/></text:span></text:span><text:span text:style-name="Source_20_Text"><text:span text:style-name="T38">+</text:span></text:span><text:span text:style-name="Source_20_Text"><text:span text:style-name="T24">Методы для добавления и удаления элементов.</text:span></text:span></text:p>
      <text:p text:style-name="P14"><text:span text:style-name="Source_20_Text"><text:span text:style-name="T23"><text:tab/></text:span></text:span></text:p>
      <text:p text:style-name="P14"><text:span text:style-name="Source_20_Text"><text:span text:style-name="T23"><text:tab/></text:span></text:span></text:p>
      <text:p text:style-name="P14"><text:span text:style-name="Source_20_Text"><text:span text:style-name="T23"/></text:span></text:p>
      <text:p text:style-name="P14"><text:span text:style-name="Source_20_Text"><text:span text:style-name="T23"/></text:span></text:p>
      <text:p text:style-name="P14"><text:span text:style-name="Source_20_Text"><text:span text:style-name="T23"/></text:span></text:p>
      <text:p text:style-name="P14"><text:span text:style-name="Source_20_Text"><text:span text:style-name="T23"/></text:span></text:p>
      <text:p text:style-name="P14"><text:span text:style-name="Source_20_Text"><text:span text:style-name="T23"/></text:span></text:p>
      <text:p text:style-name="P14"><text:span text:style-name="Source_20_Text"><text:span text:style-name="T23"/></text:span></text:p>
      <text:p text:style-name="P14"><text:span text:style-name="Source_20_Text"><text:span text:style-name="T23"/></text:span></text:p>
      <text:p text:style-name="P13"><text:span text:style-name="Source_20_Text"><text:span text:style-name="T20"/></text:span></text:p>
      <text:p text:style-name="P16"><text:soft-page-break/><text:span text:style-name="Source_20_Text"><text:span text:style-name="T9">4 Контрольные вопросы</text:span></text:span></text:p>
      <text:p text:style-name="P17"><text:span text:style-name="Source_20_Text"><text:span text:style-name="T11"/></text:span></text:p>
      <text:p text:style-name="P17"><text:span text:style-name="Source_20_Text"><text:span text:style-name="T11">1) Что такое конструктор?</text:span></text:span></text:p>
      <text:p text:style-name="P17"><text:span text:style-name="Source_20_Text"><text:span text:style-name="T11">2) Какие типы конструкторов вы знаете?</text:span></text:span></text:p>
      <text:p text:style-name="P17"><text:span text:style-name="Source_20_Text"><text:span text:style-name="T11">3) Что такое деструктор?</text:span></text:span></text:p>
      <text:p text:style-name="P17"><text:span text:style-name="Source_20_Text"><text:span text:style-name="T11">4) Как переопределить оператор в классе?</text:span></text:span></text:p>
      <text:p text:style-name="P17"><text:span text:style-name="Source_20_Text"><text:span text:style-name="T11">5) Какие методы есть в классе по умолчанию?</text:span></text:span></text:p>
      <text:p text:style-name="P17"><text:span text:style-name="Source_20_Text"><text:span text:style-name="T11">6) Что такое шаблон функции?</text:span></text:span></text:p>
      <text:p text:style-name="P17"><text:span text:style-name="Source_20_Text"><text:span text:style-name="T11">7) Что такое шаблон класса?</text:span></text:span></text:p>
      <text:p text:style-name="P17"><text:span text:style-name="Source_20_Text"><text:span text:style-name="T11">8) Как задаётся шаблон класса и функции?</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33S</meta:editing-duration>
    <meta:editing-cycles>6</meta:editing-cycles>
    <meta:generator>LibreOffice/5.1.6.2$Linux_x86 LibreOffice_project/10m0$Build-2</meta:generator>
    <dc:date>2017-05-21T14:23:15.929953903</dc:date>
    <meta:document-statistic meta:table-count="3" meta:image-count="0" meta:object-count="0" meta:page-count="8" meta:paragraph-count="308" meta:word-count="1846" meta:character-count="12224" meta:non-whitespace-character-count="10278"/>
    <meta:user-defined meta:name="Info 1"/>
    <meta:user-defined meta:name="Info 2"/>
    <meta:user-defined meta:name="Info 3"/>
    <meta:user-defined meta:name="Info 4"/>
  </office:meta>
</office:document-meta>
</file>